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cm"/>
      <style:text-properties fo:color="#2b2f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cm"/>
      <style:text-properties fo:color="#2b2f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b2f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style:rotation-align="none"/>
      <style:paragraph-properties fo:text-align="start" fo:margin-left="0cm"/>
      <style:text-properties fo:color="#2b2f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b2f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2" table:number-columns-repeated="2" table:default-cell-style-name="ce3"/>
        <table:table-column table:style-name="co2" table:default-cell-style-name="ce1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PRODUCTO</text:p>
          </table:table-cell>
          <table:table-cell table:style-name="Default" office:value-type="string" calcext:value-type="string">
            <text:p>MARCA</text:p>
          </table:table-cell>
          <table:table-cell table:style-name="Default" office:value-type="string" calcext:value-type="string">
            <text:p>CATEGORIA</text:p>
          </table:table-cell>
          <table:table-cell table:style-name="Default" office:value-type="string" calcext:value-type="string">
            <text:p>STOCK FISICO</text:p>
          </table:table-cell>
          <table:table-cell table:style-name="Default" office:value-type="string" calcext:value-type="string">
            <text:p>STOCK ERP PRECIO UNITARIO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6972436524938</text:p>
          </table:table-cell>
          <table:table-cell table:style-name="ce2" office:value-type="string" calcext:value-type="string">
            <text:p>CABLE DE DATOS ABODOS TIPO-C A LIGHTNING 1 METRO CARGA RAPID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9</text:p>
          </table:table-cell>
          <table:table-cell table:style-name="ce7" office:value-type="float" office:value="6990" calcext:value-type="float">
            <text:p>6.990</text:p>
          </table:table-cell>
        </table:table-row>
        <table:table-row table:style-name="ro2">
          <table:table-cell table:style-name="ce1" office:value-type="string" calcext:value-type="string">
            <text:p>6972436528615</text:p>
          </table:table-cell>
          <table:table-cell table:style-name="ce2" office:value-type="string" calcext:value-type="string">
            <text:p>CABLE DATOS Y CARGA PD120W CARGA RAPID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72436522415</text:p>
          </table:table-cell>
          <table:table-cell table:style-name="ce2" office:value-type="string" calcext:value-type="string">
            <text:p>CABLE DATOS Y CARGA PD 30W CARGA RAPIDA TIPO-C A LIGHTNING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1630310522</text:p>
          </table:table-cell>
          <table:table-cell table:style-name="ce2" office:value-type="string" calcext:value-type="string">
            <text:p>CABLE ESPIRAL FORRADO TIPO C A LIGHTNING</text:p>
          </table:table-cell>
          <table:table-cell table:style-name="ce2" office:value-type="string" calcext:value-type="string">
            <text:p>TECHFUERZA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14.990</text:p>
          </table:table-cell>
        </table:table-row>
        <table:table-row table:style-name="ro2">
          <table:table-cell table:style-name="ce1" office:value-type="string" calcext:value-type="string">
            <text:p>6970810748857</text:p>
          </table:table-cell>
          <table:table-cell table:style-name="ce2" office:value-type="string" calcext:value-type="string">
            <text:p>CABLE LIGHTNING ESPIRAL FORRADO 5A</text:p>
          </table:table-cell>
          <table:table-cell table:style-name="ce2" office:value-type="string" calcext:value-type="string">
            <text:p>TECHFUERZA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6921042143521</text:p>
          </table:table-cell>
          <table:table-cell table:style-name="ce2" office:value-type="string" calcext:value-type="string">
            <text:p>KIT CARGADOR COMPLETO CARGA RAPIDA USB QC18W + PD30W INCLUYE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0990" calcext:value-type="float">
            <text:p>10.990</text:p>
          </table:table-cell>
        </table:table-row>
        <table:table-row table:style-name="ro2">
          <table:table-cell table:style-name="ce1" office:value-type="string" calcext:value-type="string">
            <text:p>6921042146775</text:p>
          </table:table-cell>
          <table:table-cell table:style-name="ce2" office:value-type="string" calcext:value-type="string">
            <text:p>KIT CARGADOR PD 45W CARGA RAPIDA INCLUYE CABLE TIPO-C A TIP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11.990</text:p>
          </table:table-cell>
        </table:table-row>
        <table:table-row table:style-name="ro2">
          <table:table-cell table:style-name="ce1" office:value-type="string" calcext:value-type="string">
            <text:p>6921042146751</text:p>
          </table:table-cell>
          <table:table-cell table:style-name="ce2" office:value-type="string" calcext:value-type="string">
            <text:p>KIT CARGADOR PD 20W SUPER CARGA RAPIDA INCLUYE CABLE TIPO-C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11.990</text:p>
          </table:table-cell>
        </table:table-row>
        <table:table-row table:style-name="ro2">
          <table:table-cell table:style-name="ce1" office:value-type="string" calcext:value-type="string">
            <text:p>6921042125817</text:p>
          </table:table-cell>
          <table:table-cell table:style-name="ce2" office:value-type="string" calcext:value-type="string">
            <text:p>ADAPTADOR CONVERTIDOR TIPO-C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21042125800</text:p>
          </table:table-cell>
          <table:table-cell table:style-name="ce2" office:value-type="string" calcext:value-type="string">
            <text:p>ADAPTADOR CONVERTIDOR DE AUDIO Y CARGA LIGHTNING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6972436523528</text:p>
          </table:table-cell>
          <table:table-cell table:style-name="ce2" office:value-type="string" calcext:value-type="string">
            <text:p>SOPORTE MAGNETICO A LA REJILL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SOPORTE TV &amp; CELULA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2040250926</text:p>
          </table:table-cell>
          <table:table-cell table:style-name="ce2" office:value-type="string" calcext:value-type="string">
            <text:p>KIT CARGADOR COMPLETO 120W CARGA RAPIDA, 2 USB + 2 PD INCLUY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6970791129294</text:p>
          </table:table-cell>
          <table:table-cell table:style-name="ce2" office:value-type="string" calcext:value-type="string">
            <text:p>KIT CARGADOR PD 20W SUPER CARGA RAPIDA INCLUYE CABLE TIPO-C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6972436522125</text:p>
          </table:table-cell>
          <table:table-cell table:style-name="ce2" office:value-type="string" calcext:value-type="string">
            <text:p>CABLE DATOS Y CARGA LIGHTNING CARGA RAPIDA 5A 1 METRO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0791122868</text:p>
          </table:table-cell>
          <table:table-cell table:style-name="ce2" office:value-type="string" calcext:value-type="string">
            <text:p>KIT CARGADOR COMPLETO LIGHTNING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6972436524549</text:p>
          </table:table-cell>
          <table:table-cell table:style-name="ce2" office:value-type="string" calcext:value-type="string">
            <text:p>CABLE LIGHTNING CARGA SUPER RAPIDA 6A 1 METRO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2436525577</text:p>
          </table:table-cell>
          <table:table-cell table:style-name="ce2" office:value-type="string" calcext:value-type="string">
            <text:p>CABLE DATOS Y CARGA USB A LIGHTNING SUPER CARGA RAPIDA 6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21042138732</text:p>
          </table:table-cell>
          <table:table-cell table:style-name="ce2" office:value-type="string" calcext:value-type="string">
            <text:p>CABLE DE DATOS CARGA RAPIDA 5A TIPO-C 1 METR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21042139937</text:p>
          </table:table-cell>
          <table:table-cell table:style-name="ce2" office:value-type="string" calcext:value-type="string">
            <text:p>CABLE DE DATOS CARGA RAPIDA PD 100W TIPO-C A TIPO-C 1 METR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8944870150965</text:p>
          </table:table-cell>
          <table:table-cell table:style-name="ce2" office:value-type="string" calcext:value-type="string">
            <text:p>CABLE ESPIRAL FORRADO DATOS Y CARGA RAPIDA 2A 3 EN 1 USB A</text:p>
          </table:table-cell>
          <table:table-cell table:style-name="ce2" office:value-type="string" calcext:value-type="string">
            <text:p>ONE PLU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693674371118</text:p>
          </table:table-cell>
          <table:table-cell table:style-name="ce2" office:value-type="string" calcext:value-type="string">
            <text:p>Cable luz neon lightning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1859260204</text:p>
          </table:table-cell>
          <table:table-cell table:style-name="ce2" office:value-type="string" calcext:value-type="string">
            <text:p>ALFOMBRA GAMER 30*80 CM</text:p>
          </table:table-cell>
          <table:table-cell table:style-name="ce2" office:value-type="string" calcext:value-type="string">
            <text:p>DGX</text:p>
          </table:table-cell>
          <table:table-cell table:style-name="ce2" office:value-type="string" calcext:value-type="string">
            <text:p>COMPUTACION ZONA GAM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6921042148762</text:p>
          </table:table-cell>
          <table:table-cell table:style-name="ce2" office:value-type="string" calcext:value-type="string">
            <text:p>KIT CARGADOR COMPLETO 5A CARGA RAPIDA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21042146737</text:p>
          </table:table-cell>
          <table:table-cell table:style-name="ce2" office:value-type="string" calcext:value-type="string">
            <text:p>CARGADOR ADAPTADOR DE PARED TIPO-C PD 45W CARGA RAPIDA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4990131808</text:p>
          </table:table-cell>
          <table:table-cell table:style-name="ce2" office:value-type="string" calcext:value-type="string">
            <text:p>ADAPTADOR DE ENCHUFES UNIVERSAL VIAJERO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6970791129317</text:p>
          </table:table-cell>
          <table:table-cell table:style-name="ce2" office:value-type="string" calcext:value-type="string">
            <text:p>KIT CARGADOR PD 20W SUPER CARGA RAPIDA INCLUYE CABLE TIPO-C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6970791129294</text:p>
          </table:table-cell>
          <table:table-cell table:style-name="ce2" office:value-type="string" calcext:value-type="string">
            <text:p>KIT CARGADOR PD 20W SUPER CARGA RAPIDA INCLUYE CABLE TIPO-C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6972436522132</text:p>
          </table:table-cell>
          <table:table-cell table:style-name="ce2" office:value-type="string" calcext:value-type="string">
            <text:p>CABLE ABODOS TIPO-C 5A 1 METRO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3325201533117</text:p>
          </table:table-cell>
          <table:table-cell table:style-name="ce2" office:value-type="string" calcext:value-type="string">
            <text:p>CARGADOR COMPLETO LIGHTNING 2.4A</text:p>
          </table:table-cell>
          <table:table-cell table:style-name="ce2" office:value-type="string" calcext:value-type="string">
            <text:p>BEOTES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2" office:value-type="string" calcext:value-type="string">
            <text:p>6972436527335</text:p>
          </table:table-cell>
          <table:table-cell table:style-name="ce2" office:value-type="string" calcext:value-type="string">
            <text:p>CABLE DATOS Y CARGA QC 4.0 CARGA RAPIDA 120W TIPO-C A TIPO-C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72436527366</text:p>
          </table:table-cell>
          <table:table-cell table:style-name="ce2" office:value-type="string" calcext:value-type="string">
            <text:p>CABLE DATOS Y CARGA QC 4.0 CARGA RAPIDA 120W TIPO-C A TIPO-C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72436524549</text:p>
          </table:table-cell>
          <table:table-cell table:style-name="ce2" office:value-type="string" calcext:value-type="string">
            <text:p>CABLE LIGHTNING CARGA SUPER RAPIDA 6A 1 METRO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2436524556</text:p>
          </table:table-cell>
          <table:table-cell table:style-name="ce2" office:value-type="string" calcext:value-type="string">
            <text:p>CABLE TIPO C SUPER CARGA RAPIDA 6A 1 METRO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2436522125</text:p>
          </table:table-cell>
          <table:table-cell table:style-name="ce2" office:value-type="string" calcext:value-type="string">
            <text:p>CABLE DATOS Y CARGA LIGHTNING CARGA RAPIDA 5A 1 METRO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2436525584</text:p>
          </table:table-cell>
          <table:table-cell table:style-name="ce2" office:value-type="string" calcext:value-type="string">
            <text:p>CABLE DATOS Y CARGA USB A TIPO-C 1 METRO SUPER CARGA RAPID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72436528615</text:p>
          </table:table-cell>
          <table:table-cell table:style-name="ce2" office:value-type="string" calcext:value-type="string">
            <text:p>CABLE DATOS Y CARGA PD120W CARGA RAPID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72436522415</text:p>
          </table:table-cell>
          <table:table-cell table:style-name="ce2" office:value-type="string" calcext:value-type="string">
            <text:p>CABLE DATOS Y CARGA PD 30W CARGA RAPIDA TIPO-C A LIGHTNING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72436524938</text:p>
          </table:table-cell>
          <table:table-cell table:style-name="ce2" office:value-type="string" calcext:value-type="string">
            <text:p>CABLE DE DATOS ABODOS TIPO-C A LIGHTNING 1 METRO CARGA RAPID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72436525577</text:p>
          </table:table-cell>
          <table:table-cell table:style-name="ce2" office:value-type="string" calcext:value-type="string">
            <text:p>CABLE DATOS Y CARGA USB A LIGHTNING SUPER CARGA RAPIDA 6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53596210299</text:p>
          </table:table-cell>
          <table:table-cell table:style-name="ce2" office:value-type="string" calcext:value-type="string">
            <text:p>KIT DE LIMPIEZA PANTALLAS LCD 100 ML</text:p>
          </table:table-cell>
          <table:table-cell table:style-name="ce2" office:value-type="string" calcext:value-type="string">
            <text:p>OPULA</text:p>
          </table:table-cell>
          <table:table-cell table:style-name="ce2" office:value-type="string" calcext:value-type="string">
            <text:p>ACCESORIOS CELULA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2.990</text:p>
          </table:table-cell>
        </table:table-row>
        <table:table-row table:style-name="ro2">
          <table:table-cell table:style-name="ce1" office:value-type="string" calcext:value-type="string">
            <text:p>6972436529216</text:p>
          </table:table-cell>
          <table:table-cell table:style-name="ce2" office:value-type="string" calcext:value-type="string">
            <text:p>KIT CARGADOR COMPLETO PD 22.5W CARGA RAPIDA INCLUYE CABLE TI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ACCESORIOS CELULA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14.990</text:p>
          </table:table-cell>
        </table:table-row>
        <table:table-row table:style-name="ro2">
          <table:table-cell table:style-name="ce1" office:value-type="string" calcext:value-type="string">
            <text:p>6972436526253</text:p>
          </table:table-cell>
          <table:table-cell table:style-name="ce2" office:value-type="string" calcext:value-type="string">
            <text:p>KIT CARGADOR COMPLETO PD 22.5W CARGA RAPIDA INCLUYE CABLE TI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ACCESORIOS CELULA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14.990</text:p>
          </table:table-cell>
        </table:table-row>
        <table:table-row table:style-name="ro2">
          <table:table-cell table:style-name="ce1" office:value-type="string" calcext:value-type="string">
            <text:p>6972436526390</text:p>
          </table:table-cell>
          <table:table-cell table:style-name="ce2" office:value-type="string" calcext:value-type="string">
            <text:p>CARGADOR ADAPTADOR DE PARED 22.5W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12.990</text:p>
          </table:table-cell>
        </table:table-row>
        <table:table-row table:style-name="ro2">
          <table:table-cell table:style-name="ce1" office:value-type="string" calcext:value-type="string">
            <text:p>1348260122</text:p>
          </table:table-cell>
          <table:table-cell table:style-name="ce2" office:value-type="string" calcext:value-type="string">
            <text:p>ADAPTADOR CONVERSOR TIPO-C A HDMI 4K PREMIUM HDTV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170121012021</text:p>
          </table:table-cell>
          <table:table-cell table:style-name="ce2" office:value-type="string" calcext:value-type="string">
            <text:p>CONVERSOR VGA A HDMI CON AUDIO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6970695645234</text:p>
          </table:table-cell>
          <table:table-cell table:style-name="ce2" office:value-type="string" calcext:value-type="string">
            <text:p>Cargador Adaptador Pared Nano Armor 1.5A</text:p>
          </table:table-cell>
          <table:table-cell table:style-name="ce2" office:value-type="string" calcext:value-type="string">
            <text:p>Dprui</text:p>
          </table:table-cell>
          <table:table-cell table:style-name="ce2" office:value-type="string" calcext:value-type="string">
            <text:p>BASE CARGA Y CARGADOR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2.990</text:p>
          </table:table-cell>
        </table:table-row>
        <table:table-row table:style-name="ro2">
          <table:table-cell table:style-name="ce1" office:value-type="string" calcext:value-type="string">
            <text:p>1722082020</text:p>
          </table:table-cell>
          <table:table-cell table:style-name="ce2" office:value-type="string" calcext:value-type="string">
            <text:p>GUANTES TACTIL SPORT IMPERMEABLE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120510062021</text:p>
          </table:table-cell>
          <table:table-cell table:style-name="ce2" office:value-type="string" calcext:value-type="string">
            <text:p>Guante Celular Tactil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1555240531</text:p>
          </table:table-cell>
          <table:table-cell table:style-name="ce2" office:value-type="string" calcext:value-type="string">
            <text:p>ADAPTTADOR OTG LIGHTNING A TIPO-C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1193493372</text:p>
          </table:table-cell>
          <table:table-cell table:style-name="ce2" office:value-type="string" calcext:value-type="string">
            <text:p>CARGADOR AUTO DUAL USB TIPO-C PD 3.0 20W +20W</text:p>
          </table:table-cell>
          <table:table-cell table:style-name="ce2" office:value-type="string" calcext:value-type="string">
            <text:p>TECMASTER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12.990</text:p>
          </table:table-cell>
        </table:table-row>
        <table:table-row table:style-name="ro2">
          <table:table-cell table:style-name="ce1" office:value-type="string" calcext:value-type="string">
            <text:p>6921042149578</text:p>
          </table:table-cell>
          <table:table-cell table:style-name="ce2" office:value-type="string" calcext:value-type="string">
            <text:p>KIT CARGADOR COMPLETO CARGA RAPIDA 5A 2USB INCLUYE CABLE US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21042149172</text:p>
          </table:table-cell>
          <table:table-cell table:style-name="ce2" office:value-type="string" calcext:value-type="string">
            <text:p>KIT CARGADOR COMPLETO CARGA RAPIDA USB PD45W + 22.5W INCLUYE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13.990</text:p>
          </table:table-cell>
        </table:table-row>
        <table:table-row table:style-name="ro2">
          <table:table-cell table:style-name="ce1" office:value-type="string" calcext:value-type="string">
            <text:p>6970791127658</text:p>
          </table:table-cell>
          <table:table-cell table:style-name="ce2" office:value-type="string" calcext:value-type="string">
            <text:p>KIT CARGADOR COMPLETO 45W SUPER CARGA RAPIDA INCLUYE CABLE T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14.990</text:p>
          </table:table-cell>
        </table:table-row>
        <table:table-row table:style-name="ro2">
          <table:table-cell table:style-name="ce1" office:value-type="string" calcext:value-type="string">
            <text:p>6970791127689</text:p>
          </table:table-cell>
          <table:table-cell table:style-name="ce2" office:value-type="string" calcext:value-type="string">
            <text:p>KIT CARGADOR COMPLETO 45W SUPER CARGA RAPIDP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4.990</text:p>
          </table:table-cell>
        </table:table-row>
        <table:table-row table:style-name="ro2">
          <table:table-cell table:style-name="ce1" office:value-type="string" calcext:value-type="string">
            <text:p>6921042138732</text:p>
          </table:table-cell>
          <table:table-cell table:style-name="ce2" office:value-type="string" calcext:value-type="string">
            <text:p>CABLE DE DATOS CARGA RAPIDA 5A TIPO-C 1 METR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21042139937</text:p>
          </table:table-cell>
          <table:table-cell table:style-name="ce2" office:value-type="string" calcext:value-type="string">
            <text:p>CABLE DE DATOS CARGA RAPIDA PD 100W TIPO-C A TIPO-C 1 METR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6970791121229</text:p>
          </table:table-cell>
          <table:table-cell table:style-name="ce2" office:value-type="string" calcext:value-type="string">
            <text:p>Cable Celular Tipo C 2Mtrs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1502250415</text:p>
          </table:table-cell>
          <table:table-cell table:style-name="ce2" office:value-type="string" calcext:value-type="string">
            <text:p>MOUSE DUAL INALAMBRICO BLUETOOTH RECARGABLE Y USB 2.4GHZ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OMPUTAC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70791128204</text:p>
          </table:table-cell>
          <table:table-cell table:style-name="ce2" office:value-type="string" calcext:value-type="string">
            <text:p>HUB USB 4 EN 1USB 3.0 Y USB 2.0 X3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1809260113</text:p>
          </table:table-cell>
          <table:table-cell table:style-name="ce2" office:value-type="string" calcext:value-type="string">
            <text:p>CABLE DATOS TIPO-C A TIPO-C Y CARGA PD 120W CARGA RAPIDA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70791125456</text:p>
          </table:table-cell>
          <table:table-cell table:style-name="ce2" office:value-type="string" calcext:value-type="string">
            <text:p>CABLE TIPO-C 3A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CABLES CELULARES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2436520374</text:p>
          </table:table-cell>
          <table:table-cell table:style-name="ce2" office:value-type="string" calcext:value-type="string">
            <text:p>CABLE MICRO USB CARGA RAPIDA 5A 2 METROS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21042146775</text:p>
          </table:table-cell>
          <table:table-cell table:style-name="ce2" office:value-type="string" calcext:value-type="string">
            <text:p>KIT CARGADOR PD 45W CARGA RAPIDA INCLUYE CABLE TIPO-C A TIP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11.990</text:p>
          </table:table-cell>
        </table:table-row>
        <table:table-row table:style-name="ro2">
          <table:table-cell table:style-name="ce1" office:value-type="string" calcext:value-type="string">
            <text:p>6921042130996</text:p>
          </table:table-cell>
          <table:table-cell table:style-name="ce2" office:value-type="string" calcext:value-type="string">
            <text:p>CARGADOR ADAPTADOR DE PARED 3A USB CARGA RAPIDA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6921042148809</text:p>
          </table:table-cell>
          <table:table-cell table:style-name="ce2" office:value-type="string" calcext:value-type="string">
            <text:p>KIT CARGADOR COMPLETO 5A CARGA RAPIDA INCLUYE CABLE USB A TI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70791129676</text:p>
          </table:table-cell>
          <table:table-cell table:style-name="ce2" office:value-type="string" calcext:value-type="string">
            <text:p>CARGADOR ADAPTADOR DE PARED TIPO-C CARGA RAPIDA 120W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19.990</text:p>
          </table:table-cell>
        </table:table-row>
        <table:table-row table:style-name="ro2">
          <table:table-cell table:style-name="ce1" office:value-type="string" calcext:value-type="string">
            <text:p>2040250926</text:p>
          </table:table-cell>
          <table:table-cell table:style-name="ce2" office:value-type="string" calcext:value-type="string">
            <text:p>KIT CARGADOR COMPLETO 120W CARGA RAPIDA, 2 USB + 2 PD INCLUY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<text:s text:c="2"/>$ 8.990</text:p>
          </table:table-cell>
        </table:table-row>
        <table:table-row table:style-name="ro2">
          <table:table-cell table:style-name="ce1" office:value-type="string" calcext:value-type="string">
            <text:p>2050250926</text:p>
          </table:table-cell>
          <table:table-cell table:style-name="ce2" office:value-type="string" calcext:value-type="string">
            <text:p>CARGADOR ADAPTADOR DE PARED CARGA RAPIDA120W 2USB QC3.0 + 2P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1642250514</text:p>
          </table:table-cell>
          <table:table-cell table:style-name="ce2" office:value-type="string" calcext:value-type="string">
            <text:p>LINTERNA DE BOLSILLO 9 LED METALICA INCLUYE 3 PILAS AAA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ILUMINA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1.990</text:p>
          </table:table-cell>
        </table:table-row>
        <table:table-row table:style-name="ro2">
          <table:table-cell table:style-name="ce1" office:value-type="string" calcext:value-type="string">
            <text:p>6972667790027</text:p>
          </table:table-cell>
          <table:table-cell table:style-name="ce2" office:value-type="string" calcext:value-type="string">
            <text:p>AUDIFONO GAMER CAMUFLADO CON MICROFONO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COMPUTACION ZONA GAM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19.990</text:p>
          </table:table-cell>
        </table:table-row>
        <table:table-row table:style-name="ro2">
          <table:table-cell table:style-name="ce1" office:value-type="string" calcext:value-type="string">
            <text:p>6923015406879</text:p>
          </table:table-cell>
          <table:table-cell table:style-name="ce2" office:value-type="string" calcext:value-type="string">
            <text:p>AUDIFONO GATITO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COMPUTACION ZONA GAM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29.990</text:p>
          </table:table-cell>
        </table:table-row>
        <table:table-row table:style-name="ro2">
          <table:table-cell table:style-name="ce1" office:value-type="string" calcext:value-type="string">
            <text:p>1900251112</text:p>
          </table:table-cell>
          <table:table-cell table:style-name="ce2" office:value-type="string" calcext:value-type="string">
            <text:p>AUDIFONO BLUETOOTH V5.1 CON CANCELACION DE RUIDO ENTRADA MIC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12.990</text:p>
          </table:table-cell>
        </table:table-row>
        <table:table-row table:style-name="ro2">
          <table:table-cell table:style-name="ce1" office:value-type="string" calcext:value-type="string">
            <text:p>1853240518</text:p>
          </table:table-cell>
          <table:table-cell table:style-name="ce2" office:value-type="string" calcext:value-type="string">
            <text:p>AUDIFONO BLUETOOTH V5.0 ENTRADA TF, AUX 3.5MM MODELO P9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1925240518</text:p>
          </table:table-cell>
          <table:table-cell table:style-name="ce2" office:value-type="string" calcext:value-type="string">
            <text:p>AUDIFONO BLUETOOTH V5.0 ENTRADA TF, AUX 3.5MM MODELO P9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1924240518</text:p>
          </table:table-cell>
          <table:table-cell table:style-name="ce2" office:value-type="string" calcext:value-type="string">
            <text:p>AUDIFONO BLUETOOTH V5.0 ENTRADA TF, AUX 3.5MM MODELO P9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6992019802215</text:p>
          </table:table-cell>
          <table:table-cell table:style-name="ce2" office:value-type="string" calcext:value-type="string">
            <text:p>CABLE HDMI 4K PREMIUM HDTV 2.0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OMPUTAC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1907250926</text:p>
          </table:table-cell>
          <table:table-cell table:style-name="ce2" office:value-type="string" calcext:value-type="string">
            <text:p>CEPILLO DE DIENTES ELÉCTRICO DE 3 PIEZAS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736640805551</text:p>
          </table:table-cell>
          <table:table-cell table:style-name="ce2" office:value-type="string" calcext:value-type="string">
            <text:p>AUDIFONO GAMER CON MICROFONO</text:p>
          </table:table-cell>
          <table:table-cell table:style-name="ce2" office:value-type="string" calcext:value-type="string">
            <text:p>DGX</text:p>
          </table:table-cell>
          <table:table-cell table:style-name="ce2" office:value-type="string" calcext:value-type="string">
            <text:p>COMPUTACION ZONA GAM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12.990</text:p>
          </table:table-cell>
        </table:table-row>
        <table:table-row table:style-name="ro2">
          <table:table-cell table:style-name="ce1" office:value-type="string" calcext:value-type="string">
            <text:p>1807260122</text:p>
          </table:table-cell>
          <table:table-cell table:style-name="ce2" office:value-type="string" calcext:value-type="string">
            <text:p>AFEITADORA DEPILADORA FEMENINA INALAMBRICA</text:p>
          </table:table-cell>
          <table:table-cell table:style-name="ce2" office:value-type="string" calcext:value-type="string">
            <text:p>GERTZY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4.990</text:p>
          </table:table-cell>
        </table:table-row>
        <table:table-row table:style-name="ro2">
          <table:table-cell table:style-name="ce1" office:value-type="string" calcext:value-type="string">
            <text:p>6921042139319</text:p>
          </table:table-cell>
          <table:table-cell table:style-name="ce2" office:value-type="string" calcext:value-type="string">
            <text:p>VENTILADOR PORTATIL RECARGABLE CON BASE, 3 VELOCIDADES MOD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21042139333</text:p>
          </table:table-cell>
          <table:table-cell table:style-name="ce2" office:value-type="string" calcext:value-type="string">
            <text:p>VENTILADOR PORTATIL RECARGABLE CON BASE, 3 VELOCIDADES MOD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21042139326</text:p>
          </table:table-cell>
          <table:table-cell table:style-name="ce2" office:value-type="string" calcext:value-type="string">
            <text:p>VENTILADOR PORTATIL RECARGABLE CON BASE, 3 VELOCIDADES MODO</text:p>
          </table:table-cell>
          <table:table-cell table:style-name="ce2" office:value-type="string" calcext:value-type="string">
            <text:p>JOKADE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2022230930</text:p>
          </table:table-cell>
          <table:table-cell table:style-name="ce2" office:value-type="string" calcext:value-type="string">
            <text:p>AUDIFONO PASIVO CON CANCELACION DE RUIDO PROTECCION 30 DB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0.990</text:p>
          </table:table-cell>
        </table:table-row>
        <table:table-row table:style-name="ro2">
          <table:table-cell table:style-name="ce1" office:value-type="string" calcext:value-type="string">
            <text:p>2011240902</text:p>
          </table:table-cell>
          <table:table-cell table:style-name="ce2" office:value-type="string" calcext:value-type="string">
            <text:p>KIT PINTURA DE DIAMANTES DISEÑO CON ATRIL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JUGUETE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2.990</text:p>
          </table:table-cell>
        </table:table-row>
        <table:table-row table:style-name="ro2">
          <table:table-cell table:style-name="ce1" office:value-type="string" calcext:value-type="string">
            <text:p>172226012021</text:p>
          </table:table-cell>
          <table:table-cell table:style-name="ce2" office:value-type="string" calcext:value-type="string">
            <text:p>Aro de luz con tripode y soporte de celular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26.990</text:p>
          </table:table-cell>
        </table:table-row>
        <table:table-row table:style-name="ro2">
          <table:table-cell table:style-name="ce1" office:value-type="string" calcext:value-type="string">
            <text:p>2014260122</text:p>
          </table:table-cell>
          <table:table-cell table:style-name="ce2" office:value-type="string" calcext:value-type="string">
            <text:p>ALFOMBRA GAMER 300 X 700MM BASE ENGOMADA DISEÑOS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COMPUTACION ZONA GAM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1451260131</text:p>
          </table:table-cell>
          <table:table-cell table:style-name="ce2" office:value-type="string" calcext:value-type="string">
            <text:p>ARMBAND DEPORTIVO 7.5'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1459260128</text:p>
          </table:table-cell>
          <table:table-cell table:style-name="ce2" office:value-type="string" calcext:value-type="string">
            <text:p>BOLSA SUMERGIBLE 6'A 7"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.990</text:p>
          </table:table-cell>
        </table:table-row>
        <table:table-row table:style-name="ro2">
          <table:table-cell table:style-name="ce1" office:value-type="string" calcext:value-type="string">
            <text:p>1440260128</text:p>
          </table:table-cell>
          <table:table-cell table:style-name="ce2" office:value-type="string" calcext:value-type="string">
            <text:p>ARM BAND SPORT 7" (XXL)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6973143499298</text:p>
          </table:table-cell>
          <table:table-cell table:style-name="ce2" office:value-type="string" calcext:value-type="string">
            <text:p>CABLE TIPO C 2.1A</text:p>
          </table:table-cell>
          <table:table-cell table:style-name="ce2" office:value-type="string" calcext:value-type="string">
            <text:p>INKAX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0695645531</text:p>
          </table:table-cell>
          <table:table-cell table:style-name="ce2" office:value-type="string" calcext:value-type="string">
            <text:p>Cargador Adaptador pared</text:p>
          </table:table-cell>
          <table:table-cell table:style-name="ce2" office:value-type="string" calcext:value-type="string">
            <text:p>Dprui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6903109331003</text:p>
          </table:table-cell>
          <table:table-cell table:style-name="ce2" office:value-type="string" calcext:value-type="string">
            <text:p>Cargador Bateria universal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6970791121854</text:p>
          </table:table-cell>
          <table:table-cell table:style-name="ce2" office:value-type="string" calcext:value-type="string">
            <text:p>Cable de Celular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2003240219</text:p>
          </table:table-cell>
          <table:table-cell table:style-name="ce2" office:value-type="string" calcext:value-type="string">
            <text:p>TRANSMISOR RECEPTOR BLUETOOTH CONECTOR AUXILIAR 3.5MM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TRANSMIS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90" calcext:value-type="float">
            <text:p>4.990</text:p>
          </table:table-cell>
        </table:table-row>
        <table:table-row table:style-name="ro2">
          <table:table-cell table:style-name="ce1" office:value-type="string" calcext:value-type="string">
            <text:p>6970791127535</text:p>
          </table:table-cell>
          <table:table-cell table:style-name="ce2" office:value-type="string" calcext:value-type="string">
            <text:p>CARGADOR AUTOSUPER CARGA RAPIDA DUAL PD 60W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2990" calcext:value-type="float">
            <text:p>12.990</text:p>
          </table:table-cell>
        </table:table-row>
        <table:table-row table:style-name="ro2">
          <table:table-cell table:style-name="ce1" office:value-type="string" calcext:value-type="string">
            <text:p>6971193493372</text:p>
          </table:table-cell>
          <table:table-cell table:style-name="ce2" office:value-type="string" calcext:value-type="string">
            <text:p>CARGADOR AUTO DUAL USB TIPO-C PD 3.0 20W +20W</text:p>
          </table:table-cell>
          <table:table-cell table:style-name="ce2" office:value-type="string" calcext:value-type="string">
            <text:p>TECMASTER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12.990</text:p>
          </table:table-cell>
        </table:table-row>
        <table:table-row table:style-name="ro2">
          <table:table-cell table:style-name="ce1" office:value-type="string" calcext:value-type="string">
            <text:p>6931474738462</text:p>
          </table:table-cell>
          <table:table-cell table:style-name="ce2" office:value-type="string" calcext:value-type="string">
            <text:p>CABLE CARGA 3A CONECTOR MAGNETICO TIPO-C</text:p>
          </table:table-cell>
          <table:table-cell table:style-name="ce2" office:value-type="string" calcext:value-type="string">
            <text:p>BOROFONE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70695645685</text:p>
          </table:table-cell>
          <table:table-cell table:style-name="ce2" office:value-type="string" calcext:value-type="string">
            <text:p>Cargador Adaptador pared</text:p>
          </table:table-cell>
          <table:table-cell table:style-name="ce2" office:value-type="string" calcext:value-type="string">
            <text:p>Dprui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4833680211451</text:p>
          </table:table-cell>
          <table:table-cell table:style-name="ce2" office:value-type="string" calcext:value-type="string">
            <text:p>AMPOLLETA LED TIPO VENTILADOR 45W</text:p>
          </table:table-cell>
          <table:table-cell table:style-name="ce2" office:value-type="string" calcext:value-type="string">
            <text:p>OCEANLITE</text:p>
          </table:table-cell>
          <table:table-cell table:style-name="ce2" office:value-type="string" calcext:value-type="string">
            <text:p>ILUMINARI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1828250319</text:p>
          </table:table-cell>
          <table:table-cell table:style-name="ce2" office:value-type="string" calcext:value-type="string">
            <text:p>COFRE PORTA DISCO DURO 2.5 HDD/SSD SATA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OMPUTACIO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5.990</text:p>
          </table:table-cell>
        </table:table-row>
        <table:table-row table:style-name="ro2">
          <table:table-cell table:style-name="ce1" office:value-type="string" calcext:value-type="string">
            <text:p>8549756689227</text:p>
          </table:table-cell>
          <table:table-cell table:style-name="ce2" office:value-type="string" calcext:value-type="string">
            <text:p>ADAPTADOR LECTOR DE TARJETAS DE MEMORIA SD/TF PARA LIGHTNING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CONVERSORES &amp; HUB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1150210322</text:p>
          </table:table-cell>
          <table:table-cell table:style-name="ce2" office:value-type="string" calcext:value-type="string">
            <text:p>ADAPTADOR TIPO C CARGA Y AUDIO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6970810176056</text:p>
          </table:table-cell>
          <table:table-cell table:style-name="ce2" office:value-type="string" calcext:value-type="string">
            <text:p>CABLE TRANSFERENCIA DE DATOS Y CARGA IPHONE 1METRO QUICK CHA</text:p>
          </table:table-cell>
          <table:table-cell table:style-name="ce2" office:value-type="string" calcext:value-type="string">
            <text:p>Viaking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1457250517</text:p>
          </table:table-cell>
          <table:table-cell table:style-name="ce2" office:value-type="string" calcext:value-type="string">
            <text:p>HUB 3 PUERTOS USB 3.0 + ADAPTADOR DE RED RJ45 100MBPS ETHERN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CONVERSORES &amp; HU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2004240904</text:p>
          </table:table-cell>
          <table:table-cell table:style-name="ce2" office:value-type="string" calcext:value-type="string">
            <text:p>AUDIFONO DEPORTIVO BLUETOOTH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970695643629</text:p>
          </table:table-cell>
          <table:table-cell table:style-name="ce2" office:value-type="string" calcext:value-type="string">
            <text:p>Cable Celular Tipo C 1.2Mts 2.4A</text:p>
          </table:table-cell>
          <table:table-cell table:style-name="ce2" office:value-type="string" calcext:value-type="string">
            <text:p>DPRUI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25215505249</text:p>
          </table:table-cell>
          <table:table-cell table:style-name="ce2" office:value-type="string" calcext:value-type="string">
            <text:p>MOUSE INALAMBRICO CONECTOR USB Y TIPO-C DISEÑOS</text:p>
          </table:table-cell>
          <table:table-cell table:style-name="ce2" office:value-type="string" calcext:value-type="string">
            <text:p>MAXELL</text:p>
          </table:table-cell>
          <table:table-cell table:style-name="ce2" office:value-type="string" calcext:value-type="string">
            <text:p>ACCESORIOS COMPUTAC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17.990</text:p>
          </table:table-cell>
        </table:table-row>
        <table:table-row table:style-name="ro2">
          <table:table-cell table:style-name="ce1" office:value-type="string" calcext:value-type="string">
            <text:p>6972436520374</text:p>
          </table:table-cell>
          <table:table-cell table:style-name="ce2" office:value-type="string" calcext:value-type="string">
            <text:p>CABLE MICRO USB CARGA RAPIDA 5A 2 METROS</text:p>
          </table:table-cell>
          <table:table-cell table:style-name="ce2" office:value-type="string" calcext:value-type="string">
            <text:p>ABODOS</text:p>
          </table:table-cell>
          <table:table-cell table:style-name="ce2" office:value-type="string" calcext:value-type="string">
            <text:p>CABLES CELULA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6970695640383</text:p>
          </table:table-cell>
          <table:table-cell table:style-name="ce2" office:value-type="string" calcext:value-type="string">
            <text:p>Cargador Inalambrico</text:p>
          </table:table-cell>
          <table:table-cell table:style-name="ce2" office:value-type="string" calcext:value-type="string">
            <text:p>Dprui</text:p>
          </table:table-cell>
          <table:table-cell table:style-name="ce2" office:value-type="string" calcext:value-type="string">
            <text:p>BASE CARGA Y CARGADOR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22.490</text:p>
          </table:table-cell>
        </table:table-row>
        <table:table-row table:style-name="ro2">
          <table:table-cell table:style-name="ce1" office:value-type="string" calcext:value-type="string">
            <text:p>1900250116</text:p>
          </table:table-cell>
          <table:table-cell table:style-name="ce2" office:value-type="string" calcext:value-type="string">
            <text:p>AUDIFONO SPORT INALAMBRICOS BLUETOOTH 4.1 MANOS LIBRES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6131513813611</text:p>
          </table:table-cell>
          <table:table-cell table:style-name="ce2" office:value-type="string" calcext:value-type="string">
            <text:p>AUDIFONOS BLUETOOTH 5.3 TWS CON REDUCION DE RUIDO ENC</text:p>
          </table:table-cell>
          <table:table-cell table:style-name="ce2" office:value-type="string" calcext:value-type="string">
            <text:p>AIR39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16.990</text:p>
          </table:table-cell>
        </table:table-row>
        <table:table-row table:style-name="ro2">
          <table:table-cell table:style-name="ce1" office:value-type="string" calcext:value-type="string">
            <text:p>6970791127955</text:p>
          </table:table-cell>
          <table:table-cell table:style-name="ce2" office:value-type="string" calcext:value-type="string">
            <text:p>HUB 4 EN 1 TIPO-C A USB2.0 X3 + RJ45 (100/MBPS)</text:p>
          </table:table-cell>
          <table:table-cell table:style-name="ce2" office:value-type="string" calcext:value-type="string">
            <text:p>TRANYOO</text:p>
          </table:table-cell>
          <table:table-cell table:style-name="ce2" office:value-type="string" calcext:value-type="string">
            <text:p>CONVERSORES &amp; HU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16.990</text:p>
          </table:table-cell>
        </table:table-row>
        <table:table-row table:style-name="ro2">
          <table:table-cell table:style-name="ce1" office:value-type="string" calcext:value-type="string">
            <text:p>6972543838188</text:p>
          </table:table-cell>
          <table:table-cell table:style-name="ce2" office:value-type="string" calcext:value-type="string">
            <text:p>MOUSE GAMER PERFORADO RGB</text:p>
          </table:table-cell>
          <table:table-cell table:style-name="ce2" office:value-type="string" calcext:value-type="string">
            <text:p>MKESPN</text:p>
          </table:table-cell>
          <table:table-cell table:style-name="ce2" office:value-type="string" calcext:value-type="string">
            <text:p>COMPUTACION ZONA GAM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7.990</text:p>
          </table:table-cell>
        </table:table-row>
        <table:table-row table:style-name="ro2">
          <table:table-cell table:style-name="ce1" office:value-type="string" calcext:value-type="string">
            <text:p>3325201533117</text:p>
          </table:table-cell>
          <table:table-cell table:style-name="ce2" office:value-type="string" calcext:value-type="string">
            <text:p>CARGADOR COMPLETO LIGHTNING 2.4A</text:p>
          </table:table-cell>
          <table:table-cell table:style-name="ce2" office:value-type="string" calcext:value-type="string">
            <text:p>BEOTES</text:p>
          </table:table-cell>
          <table:table-cell table:style-name="ce2" office:value-type="string" calcext:value-type="string">
            <text:p>BASE CARGA Y CARGADO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9785363479625</text:p>
          </table:table-cell>
          <table:table-cell table:style-name="ce2" office:value-type="string" calcext:value-type="string">
            <text:p>CABLE UTP 3 METROS CATEGORIA 6E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CABLES VARI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1551250804</text:p>
          </table:table-cell>
          <table:table-cell table:style-name="ce2" office:value-type="string" calcext:value-type="string">
            <text:p>AUDIFONO BLUETOOTH V5.0 CON PUERTO TF Y ENTRADA AUXILIAR (IN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UDIFON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110220012021</text:p>
          </table:table-cell>
          <table:table-cell table:style-name="ce2" office:value-type="string" calcext:value-type="string">
            <text:p>Tarjeta de Sonido Usb 7.1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4.990</text:p>
          </table:table-cell>
        </table:table-row>
        <table:table-row table:style-name="ro2">
          <table:table-cell table:style-name="ce1" office:value-type="string" calcext:value-type="string">
            <text:p>1512121121</text:p>
          </table:table-cell>
          <table:table-cell table:style-name="ce2" office:value-type="string" calcext:value-type="string">
            <text:p>ADAPTADOR USB LAN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DAPTADO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9.990</text:p>
          </table:table-cell>
        </table:table-row>
        <table:table-row table:style-name="ro2">
          <table:table-cell table:style-name="ce1" office:value-type="string" calcext:value-type="string">
            <text:p>120510062021</text:p>
          </table:table-cell>
          <table:table-cell table:style-name="ce2" office:value-type="string" calcext:value-type="string">
            <text:p>Guante Celular Tactil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table:style-name="ce1" office:value-type="string" calcext:value-type="string">
            <text:p>1722082020</text:p>
          </table:table-cell>
          <table:table-cell table:style-name="ce2" office:value-type="string" calcext:value-type="string">
            <text:p>GUANTES TACTIL SPORT IMPERMEABLE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OTRO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6.990</text:p>
          </table:table-cell>
        </table:table-row>
        <table:table-row table:style-name="ro2">
          <table:table-cell table:style-name="ce1" office:value-type="string" calcext:value-type="string">
            <text:p>1545251018</text:p>
          </table:table-cell>
          <table:table-cell table:style-name="ce2" office:value-type="string" calcext:value-type="string">
            <text:p>FUNDA PARA CELULAR, BOLSA DE INSERCIÓN DE BOLÍGRAFO, TAPA AB</text:p>
          </table:table-cell>
          <table:table-cell table:style-name="ce2" office:value-type="string" calcext:value-type="string">
            <text:p>GENRICO</text:p>
          </table:table-cell>
          <table:table-cell table:style-name="ce2" office:value-type="string" calcext:value-type="string">
            <text:p>ACCESORIOS CELULARE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8.990</text:p>
          </table:table-cell>
        </table:table-row>
        <table:table-row table:style-name="ro2">
          <table:table-cell table:style-name="ce1" office:value-type="string" calcext:value-type="string">
            <text:p>1808250514</text:p>
          </table:table-cell>
          <table:table-cell table:style-name="ce2" office:value-type="string" calcext:value-type="string">
            <text:p>BOLSA SUMERGIBLE 6.5"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1.990</text:p>
          </table:table-cell>
        </table:table-row>
        <table:table-row table:style-name="ro2">
          <table:table-cell table:style-name="ce1" office:value-type="string" calcext:value-type="string">
            <text:p>1600250626</text:p>
          </table:table-cell>
          <table:table-cell table:style-name="ce2" office:value-type="string" calcext:value-type="string">
            <text:p>BOLSA SUMERGIBLE IMPERMEABLE CON FLOTADOR</text:p>
          </table:table-cell>
          <table:table-cell table:style-name="ce2" office:value-type="string" calcext:value-type="string">
            <text:p>GENERICO</text:p>
          </table:table-cell>
          <table:table-cell table:style-name="ce2" office:value-type="string" calcext:value-type="string">
            <text:p>ACCESORIOS CELULA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3.990</text:p>
          </table:table-cell>
        </table:table-row>
        <table:table-row table:style-name="ro2">
          <table:table-cell office:value-type="string" calcext:value-type="string">
            <text:p><text:s/>69706956452342.4</text:p>
          </table:table-cell>
          <table:table-cell table:style-name="ce3" office:value-type="string" calcext:value-type="string">
            <text:p>CARGADOR ADAPTADOR PARED NANO ARMOR 2.4A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990" calcext:value-type="float">
            <text:p>2990</text:p>
          </table:table-cell>
        </table:table-row>
        <table:table-row table:style-name="ro2">
          <table:table-cell office:value-type="string" calcext:value-type="string">
            <text:p>6970695643889</text:p>
          </table:table-cell>
          <table:table-cell office:value-type="string" calcext:value-type="string">
            <text:p>Cargador Adaptador pared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5990" calcext:value-type="float">
            <text:p>5990</text:p>
          </table:table-cell>
        </table:table-row>
        <table:table-row table:style-name="ro2">
          <table:table-cell office:value-type="string" calcext:value-type="string">
            <text:p>6921042146737</text:p>
          </table:table-cell>
          <table:table-cell office:value-type="string" calcext:value-type="string">
            <text:p>CARGADOR ADAPTADOR DE PARED TIPO-C PD 45W CARGA RAPIDA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office:value-type="string" calcext:value-type="string">
            <text:p>6921042130996</text:p>
          </table:table-cell>
          <table:table-cell office:value-type="string" calcext:value-type="string">
            <text:p>CARGADOR ADAPTADOR DE PARED 3A USB CARGA RAPIDA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string" calcext:value-type="string">
            <text:p>6970695645685</text:p>
          </table:table-cell>
          <table:table-cell office:value-type="string" calcext:value-type="string">
            <text:p>Cargador Adaptador pared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BASE CARGA Y CARGADOR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990" calcext:value-type="float">
            <text:p>5990</text:p>
          </table:table-cell>
        </table:table-row>
        <table:table-row table:style-name="ro2">
          <table:table-cell office:value-type="string" calcext:value-type="string">
            <text:p>6921042143507</text:p>
          </table:table-cell>
          <table:table-cell office:value-type="string" calcext:value-type="string">
            <text:p>CARGADOR ADAPTADOR DE PARED DOBLE PUERTO TIPO-C Y USB PD30W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21042146584</text:p>
          </table:table-cell>
          <table:table-cell office:value-type="string" calcext:value-type="string">
            <text:p>CARGADOR ADAPTADOR DE PARED CARGA RAPIDA 30W USB QUALCOMM 3.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990" calcext:value-type="float">
            <text:p>8990</text:p>
          </table:table-cell>
        </table:table-row>
        <table:table-row table:style-name="ro2">
          <table:table-cell office:value-type="string" calcext:value-type="string">
            <text:p>6970791123360</text:p>
          </table:table-cell>
          <table:table-cell office:value-type="string" calcext:value-type="string">
            <text:p>CARGADOR ADAPTADOR DE PARED CARGA RAPIDA PD USB-C 20W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6970791127795</text:p>
          </table:table-cell>
          <table:table-cell office:value-type="string" calcext:value-type="string">
            <text:p>CARGADOR ADAPTADOR DE PARED PD 30W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21042149134</text:p>
          </table:table-cell>
          <table:table-cell office:value-type="string" calcext:value-type="string">
            <text:p>CARGADOR ADAPTADOR DE PARED PD45W + 22.5W PUERTO USB Y TI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990" calcext:value-type="float">
            <text:p>11990</text:p>
          </table:table-cell>
        </table:table-row>
        <table:table-row table:style-name="ro2">
          <table:table-cell office:value-type="float" office:value="2050250926" calcext:value-type="float">
            <text:p>2050250926</text:p>
          </table:table-cell>
          <table:table-cell office:value-type="string" calcext:value-type="string">
            <text:p>CARGADOR ADAPTADOR DE PARED CARGA RAPIDA120W 2USB QC3.0 + 2P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BASE CARGA Y CARGADOR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72436528394</text:p>
          </table:table-cell>
          <table:table-cell office:value-type="string" calcext:value-type="string">
            <text:p>KIT CARGADOR COMPLETO SUPER CARGA RAPIDA 22.5W QC4.0 + PD 20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float" office:value="1437251105" calcext:value-type="float">
            <text:p>1437251105</text:p>
          </table:table-cell>
          <table:table-cell office:value-type="string" calcext:value-type="string">
            <text:p>CARGADOR ADAPTADOR DE PARED CARGA RAPIDA 66W USB QUALCOMM 5.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8926670031</text:p>
          </table:table-cell>
          <table:table-cell office:value-type="string" calcext:value-type="string">
            <text:p>CARGADOR ADAPTADOR DE PARED USB QC 3.0 + PD 30W SUPER CARG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70791126057</text:p>
          </table:table-cell>
          <table:table-cell office:value-type="string" calcext:value-type="string">
            <text:p>CARGADOR ADAPTADOR DE PARED 5A QC 4.0 67W SUPER CARGA RAPID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990" calcext:value-type="float">
            <text:p>16990</text:p>
          </table:table-cell>
        </table:table-row>
        <table:table-row table:style-name="ro2">
          <table:table-cell office:value-type="string" calcext:value-type="string">
            <text:p>6934653154848</text:p>
          </table:table-cell>
          <table:table-cell office:value-type="string" calcext:value-type="string">
            <text:p>CARGADOR CARGA RAPIDA 50W CON 4 PUERTOS USB DE 18W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1540231211</text:p>
          </table:table-cell>
          <table:table-cell office:value-type="string" calcext:value-type="string">
            <text:p>KIT CARGADOR COMPLETO 2USB 2.6A CARGA RAPIDA 14W INCLUYE CAB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70791129980</text:p>
          </table:table-cell>
          <table:table-cell office:value-type="string" calcext:value-type="string">
            <text:p>KIT CARGADOR PD 30W SUPER CARGA RAPIDA INCLUYE CABLE TIPO-C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6970791129300</text:p>
          </table:table-cell>
          <table:table-cell office:value-type="string" calcext:value-type="string">
            <text:p>KIT CARGADOR AMERICANO ENCHUFE TIPO-A PD 20W SUPER CARGA R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70791129317</text:p>
          </table:table-cell>
          <table:table-cell office:value-type="string" calcext:value-type="string">
            <text:p>KIT CARGADOR PD 20W SUPER CARGA RAPIDA INCLUYE CABLE TIPO-C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124407102020</text:p>
          </table:table-cell>
          <table:table-cell office:value-type="string" calcext:value-type="string">
            <text:p>KIT CARGADOR COMPLETO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6990" calcext:value-type="float">
            <text:p>6990</text:p>
          </table:table-cell>
        </table:table-row>
        <table:table-row table:style-name="ro2">
          <table:table-cell office:value-type="string" calcext:value-type="string">
            <text:p>6970791127337</text:p>
          </table:table-cell>
          <table:table-cell office:value-type="string" calcext:value-type="string">
            <text:p>KIT CARGADOR COMPLETO PD INCLUYE CABLE TIPO C A LIGHTNING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6921042146751</text:p>
          </table:table-cell>
          <table:table-cell office:value-type="string" calcext:value-type="string">
            <text:p>KIT CARGADOR PD 20W SUPER CARGA RAPIDA INCLUYE CABLE TIPO-C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1990" calcext:value-type="float">
            <text:p>11990</text:p>
          </table:table-cell>
        </table:table-row>
        <table:table-row table:style-name="ro2">
          <table:table-cell office:value-type="string" calcext:value-type="string">
            <text:p>6921042148762</text:p>
          </table:table-cell>
          <table:table-cell office:value-type="string" calcext:value-type="string">
            <text:p>KIT CARGADOR COMPLETO 5A CARGA RAPIDA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72436527755</text:p>
          </table:table-cell>
          <table:table-cell office:value-type="string" calcext:value-type="string">
            <text:p>KIT CARGADOR COMPLETO 3 USB + PD 3.6A CARGA RAPIDA INCLUYE 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2436527731</text:p>
          </table:table-cell>
          <table:table-cell office:value-type="string" calcext:value-type="string">
            <text:p>KIT CARGADOR COMPLETO 3 USB + PD 3.6A CARGA RAPIDA INCLUYE 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2436527748</text:p>
          </table:table-cell>
          <table:table-cell office:value-type="string" calcext:value-type="string">
            <text:p>KIT CARGADOR COMPLETO 3 USB + PD 3.6A CARGA RAPIDA INCLUYE 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2436527724</text:p>
          </table:table-cell>
          <table:table-cell office:value-type="string" calcext:value-type="string">
            <text:p>KIT CARGADOR COMPLETO 3 USB + PD 3.6A CARGA RAPIDA INCLUYE 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1193499909</text:p>
          </table:table-cell>
          <table:table-cell office:value-type="string" calcext:value-type="string">
            <text:p>KIT CARGADOR PD 20W CARGA RAPIDA INCLUYE CABLE TIPO-C A LIGH</text:p>
          </table:table-cell>
          <table:table-cell office:value-type="string" calcext:value-type="string">
            <text:p>TECMASTER</text:p>
          </table:table-cell>
          <table:table-cell office:value-type="string" calcext:value-type="string">
            <text:p>BASE CARGA Y CARGADOR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5990" calcext:value-type="float">
            <text:p>15990</text:p>
          </table:table-cell>
        </table:table-row>
        <table:table-row table:style-name="ro2">
          <table:table-cell office:value-type="string" calcext:value-type="string">
            <text:p>6972436528417</text:p>
          </table:table-cell>
          <table:table-cell office:value-type="string" calcext:value-type="string">
            <text:p>KIT CARGADOR COMPLETO CARGA RAPIDA 22.5W USB QC 4.0 + PD20W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6722759101022</text:p>
          </table:table-cell>
          <table:table-cell office:value-type="string" calcext:value-type="string">
            <text:p>KIT CARGADOR COMPLETO 20W CARGA RAPIDA USB QC 3.0 +PD 3.0 IN</text:p>
          </table:table-cell>
          <table:table-cell office:value-type="string" calcext:value-type="string">
            <text:p>MOTOMO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4740007701055</text:p>
          </table:table-cell>
          <table:table-cell office:value-type="string" calcext:value-type="string">
            <text:p>KIT CARGADOR COMPLETO CARGA RAPIDA 18W QC3.0+PD INCLUYE CABL</text:p>
          </table:table-cell>
          <table:table-cell office:value-type="string" calcext:value-type="string">
            <text:p>TECNOLAB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6921042139111</text:p>
          </table:table-cell>
          <table:table-cell office:value-type="string" calcext:value-type="string">
            <text:p>KIT CARGADOR COMPLETO PD 27W CARGA RAPIDA INCLUYE CABLE TIP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990" calcext:value-type="float">
            <text:p>11990</text:p>
          </table:table-cell>
        </table:table-row>
        <table:table-row table:style-name="ro2">
          <table:table-cell office:value-type="string" calcext:value-type="string">
            <text:p>6972436522415</text:p>
          </table:table-cell>
          <table:table-cell office:value-type="string" calcext:value-type="string">
            <text:p>CABLE DATOS Y CARGA PD 30W CARGA RAPIDA TIPO-C A LIGHTNING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990" calcext:value-type="float">
            <text:p>5990</text:p>
          </table:table-cell>
        </table:table-row>
        <table:table-row table:style-name="ro2">
          <table:table-cell office:value-type="string" calcext:value-type="string">
            <text:p>6970791122806</text:p>
          </table:table-cell>
          <table:table-cell office:value-type="string" calcext:value-type="string">
            <text:p>CABLE MAGNETICO LIGHTNING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0791129638</text:p>
          </table:table-cell>
          <table:table-cell office:value-type="string" calcext:value-type="string">
            <text:p>CABLE TRENZADO CARGA RAPIDA 36W PD TIPO-C A LIGHTNING CON IN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70791129621</text:p>
          </table:table-cell>
          <table:table-cell office:value-type="string" calcext:value-type="string">
            <text:p>CABLE TRENZADO CARGA RAPIDA 240W PD TIPO-C A TIPO-C CON INDI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70810748857</text:p>
          </table:table-cell>
          <table:table-cell office:value-type="string" calcext:value-type="string">
            <text:p>CABLE LIGHTNING ESPIRAL FORRADO 5A</text:p>
          </table:table-cell>
          <table:table-cell office:value-type="string" calcext:value-type="string">
            <text:p>TECHFUERZA</text:p>
          </table:table-cell>
          <table:table-cell office:value-type="string" calcext:value-type="string">
            <text:p>CABLES CELULAR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1630310522" calcext:value-type="float">
            <text:p>1630310522</text:p>
          </table:table-cell>
          <table:table-cell office:value-type="string" calcext:value-type="string">
            <text:p>CABLE ESPIRAL FORRADO TIPO C A LIGHTNING</text:p>
          </table:table-cell>
          <table:table-cell office:value-type="string" calcext:value-type="string">
            <text:p>TECHFUERZA</text:p>
          </table:table-cell>
          <table:table-cell office:value-type="string" calcext:value-type="string">
            <text:p>CABLES CELULARES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6972436525577</text:p>
          </table:table-cell>
          <table:table-cell office:value-type="string" calcext:value-type="string">
            <text:p>CABLE DATOS Y CARGA USB A LIGHTNING SUPER CARGA RAPIDA 6A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5990" calcext:value-type="float">
            <text:p>5990</text:p>
          </table:table-cell>
        </table:table-row>
        <table:table-row table:style-name="ro2">
          <table:table-cell office:value-type="string" calcext:value-type="string">
            <text:p>6972436528394</text:p>
          </table:table-cell>
          <table:table-cell office:value-type="string" calcext:value-type="string">
            <text:p>KIT CARGADOR COMPLETO SUPER CARGA RAPIDA 22.5W QC4.0 + PD 20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6972436524938</text:p>
          </table:table-cell>
          <table:table-cell office:value-type="string" calcext:value-type="string">
            <text:p>CABLE DE DATOS ABODOS TIPO-C A LIGHTNING 1 METRO CARGA RAPID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6990" calcext:value-type="float">
            <text:p>6990</text:p>
          </table:table-cell>
        </table:table-row>
        <table:table-row table:style-name="ro2">
          <table:table-cell office:value-type="string" calcext:value-type="string">
            <text:p>6972436522125</text:p>
          </table:table-cell>
          <table:table-cell office:value-type="string" calcext:value-type="string">
            <text:p>CABLE DATOS Y CARGA LIGHTNING CARGA RAPIDA 5A 1 METRO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990" calcext:value-type="float">
            <text:p>3990</text:p>
          </table:table-cell>
        </table:table-row>
        <table:table-row table:style-name="ro2">
          <table:table-cell office:value-type="string" calcext:value-type="string">
            <text:p>6972436524549</text:p>
          </table:table-cell>
          <table:table-cell office:value-type="string" calcext:value-type="string">
            <text:p>CABLE LIGHTNING CARGA SUPER RAPIDA 6A 1 METRO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3990" calcext:value-type="float">
            <text:p>3990</text:p>
          </table:table-cell>
        </table:table-row>
        <table:table-row table:style-name="ro2">
          <table:table-cell office:value-type="string" calcext:value-type="string">
            <text:p>6931474716705</text:p>
          </table:table-cell>
          <table:table-cell office:value-type="string" calcext:value-type="string">
            <text:p>CABLE MAGNETICO LIGHTNING 2.4A/ 1.2 METROS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57531068938</text:p>
          </table:table-cell>
          <table:table-cell office:value-type="string" calcext:value-type="string">
            <text:p>Cable de Celular Iphone 3 MTRS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CABLES CELULAR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6957531068877</text:p>
          </table:table-cell>
          <table:table-cell office:value-type="string" calcext:value-type="string">
            <text:p>CABLE CELULAR USB A ILIGHTNING 2MTRS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CABLES CELULA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990" calcext:value-type="float">
            <text:p>9990</text:p>
          </table:table-cell>
        </table:table-row>
        <table:table-row table:style-name="ro2">
          <table:table-cell office:value-type="string" calcext:value-type="string">
            <text:p>6972436529216</text:p>
          </table:table-cell>
          <table:table-cell office:value-type="string" calcext:value-type="string">
            <text:p>KIT CARGADOR COMPLETO PD 22.5W CARGA RAPIDA INCLUYE CABLE TI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4990" calcext:value-type="float">
            <text:p>14990</text:p>
          </table:table-cell>
        </table:table-row>
        <table:table-row table:style-name="ro2">
          <table:table-cell office:value-type="float" office:value="2040250926" calcext:value-type="float">
            <text:p>2040250926</text:p>
          </table:table-cell>
          <table:table-cell office:value-type="string" calcext:value-type="string">
            <text:p>KIT CARGADOR COMPLETO 120W CARGA RAPIDA, 2 USB + 2 PD INCLUY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BASE CARGA Y CARGADOR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8990" calcext:value-type="float">
            <text:p>8990</text:p>
          </table:table-cell>
        </table:table-row>
        <table:table-row table:style-name="ro2">
          <table:table-cell office:value-type="string" calcext:value-type="string">
            <text:p>6970791124510</text:p>
          </table:table-cell>
          <table:table-cell office:value-type="string" calcext:value-type="string">
            <text:p>KIT CARGADOR COMPLETO TIPO C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70791124824</text:p>
          </table:table-cell>
          <table:table-cell office:value-type="string" calcext:value-type="string">
            <text:p>KIT CARGADOR COMPLETO 2.4A 12W CARGA RAPIDA INCLUYE CABLE TI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990" calcext:value-type="float">
            <text:p>8990</text:p>
          </table:table-cell>
        </table:table-row>
        <table:table-row table:style-name="ro2">
          <table:table-cell office:value-type="string" calcext:value-type="string">
            <text:p>6970791129294</text:p>
          </table:table-cell>
          <table:table-cell office:value-type="string" calcext:value-type="string">
            <text:p>KIT CARGADOR PD 20W SUPER CARGA RAPIDA INCLUYE CABLE TIPO-C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72436526253</text:p>
          </table:table-cell>
          <table:table-cell office:value-type="string" calcext:value-type="string">
            <text:p>KIT CARGADOR COMPLETO PD 22.5W CARGA RAPIDA INCLUYE CABLE TI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6931474707963</text:p>
          </table:table-cell>
          <table:table-cell office:value-type="string" calcext:value-type="string">
            <text:p>KIT CARGADOR COMPLETO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112721112020</text:p>
          </table:table-cell>
          <table:table-cell office:value-type="string" calcext:value-type="string">
            <text:p>KIT CARGADOR COMPLETO TIPO-C USB. 2.4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BASE CARGA Y CARGADOR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8990" calcext:value-type="float">
            <text:p>8990</text:p>
          </table:table-cell>
        </table:table-row>
        <table:table-row table:style-name="ro2">
          <table:table-cell office:value-type="string" calcext:value-type="string">
            <text:p>6971193491958</text:p>
          </table:table-cell>
          <table:table-cell office:value-type="string" calcext:value-type="string">
            <text:p>KIT CARGADOR COMPLETO PD 20W CARGA RAPIDA</text:p>
          </table:table-cell>
          <table:table-cell office:value-type="string" calcext:value-type="string">
            <text:p>TECMASTER</text:p>
          </table:table-cell>
          <table:table-cell office:value-type="string" calcext:value-type="string">
            <text:p>BASE CARGA Y CARGADORE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6921042143521</text:p>
          </table:table-cell>
          <table:table-cell office:value-type="string" calcext:value-type="string">
            <text:p>KIT CARGADOR COMPLETO CARGA RAPIDA USB QC18W + PD30W INCLUYE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21042149578</text:p>
          </table:table-cell>
          <table:table-cell office:value-type="string" calcext:value-type="string">
            <text:p>KIT CARGADOR COMPLETO CARGA RAPIDA 5A 2USB INCLUYE CABLE US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21042148809</text:p>
          </table:table-cell>
          <table:table-cell office:value-type="string" calcext:value-type="string">
            <text:p>KIT CARGADOR COMPLETO 5A CARGA RAPIDA INCLUYE CABLE USB A TI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7990" calcext:value-type="float">
            <text:p>7990</text:p>
          </table:table-cell>
        </table:table-row>
        <table:table-row table:style-name="ro2">
          <table:table-cell office:value-type="string" calcext:value-type="string">
            <text:p>6921042144832</text:p>
          </table:table-cell>
          <table:table-cell office:value-type="string" calcext:value-type="string">
            <text:p>KIT CARGADOR COMPLETO CARGA RAPIDA PD 45W INCLUYE CABLE TIP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12990" calcext:value-type="float">
            <text:p>12990</text:p>
          </table:table-cell>
        </table:table-row>
        <table:table-row table:style-name="ro2">
          <table:table-cell office:value-type="string" calcext:value-type="string">
            <text:p>6921042149172</text:p>
          </table:table-cell>
          <table:table-cell office:value-type="string" calcext:value-type="string">
            <text:p>KIT CARGADOR COMPLETO CARGA RAPIDA USB PD45W + 22.5W INCLUYE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3990" calcext:value-type="float">
            <text:p>13990</text:p>
          </table:table-cell>
        </table:table-row>
        <table:table-row table:style-name="ro2">
          <table:table-cell office:value-type="string" calcext:value-type="string">
            <text:p>6921042146775</text:p>
          </table:table-cell>
          <table:table-cell office:value-type="string" calcext:value-type="string">
            <text:p>KIT CARGADOR PD 45W CARGA RAPIDA INCLUYE CABLE TIPO-C A TIP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1990" calcext:value-type="float">
            <text:p>11990</text:p>
          </table:table-cell>
        </table:table-row>
        <table:table-row table:style-name="ro2">
          <table:table-cell office:value-type="string" calcext:value-type="string">
            <text:p>6970791129621</text:p>
          </table:table-cell>
          <table:table-cell office:value-type="string" calcext:value-type="string">
            <text:p>CABLE TRENZADO CARGA RAPIDA 240W PD TIPO-C A TIPO-C CON INDI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10990" calcext:value-type="float">
            <text:p>10990</text:p>
          </table:table-cell>
        </table:table-row>
        <table:table-row table:style-name="ro2">
          <table:table-cell office:value-type="string" calcext:value-type="string">
            <text:p>6957531068914</text:p>
          </table:table-cell>
          <table:table-cell office:value-type="string" calcext:value-type="string">
            <text:p>Cable Celular Tipo-C 2Mtrs 3A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CABLES CELULAR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office:value-type="string" calcext:value-type="string">
            <text:p>6901004412643</text:p>
          </table:table-cell>
          <table:table-cell office:value-type="string" calcext:value-type="string">
            <text:p>CABLE TIPO C 2.1A 2 METROS</text:p>
          </table:table-cell>
          <table:table-cell office:value-type="string" calcext:value-type="string">
            <text:p>INKAX</text:p>
          </table:table-cell>
          <table:table-cell office:value-type="string" calcext:value-type="string">
            <text:p>CABLES CELULAR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string" calcext:value-type="string">
            <text:p>6921042139937</text:p>
          </table:table-cell>
          <table:table-cell office:value-type="string" calcext:value-type="string">
            <text:p>CABLE DE DATOS CARGA RAPIDA PD 100W TIPO-C A TIPO-C 1 METR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CABLES CELULAR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string" calcext:value-type="string">
            <text:p>6921042136172</text:p>
          </table:table-cell>
          <table:table-cell office:value-type="string" calcext:value-type="string">
            <text:p>CABLE DE DATOS CARGA RAPIDA PD 100W TIPO-C A TIPO-C TRENZAD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string" calcext:value-type="string">
            <text:p>6970791124572</text:p>
          </table:table-cell>
          <table:table-cell office:value-type="string" calcext:value-type="string">
            <text:p>CABLE TRENZADO TIPO C 5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table:style-name="ce4" office:value-type="string" calcext:value-type="string">
            <text:p>6970695644220</text:p>
          </table:table-cell>
          <table:table-cell office:value-type="string" calcext:value-type="string">
            <text:p>Cable de Celular Tipo C a Tipo C Quick Charge PD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CABLES CELULARES</text:p>
          </table:table-cell>
          <table:table-cell office:value-type="string" calcext:value-type="string">
            <text:p>13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string" calcext:value-type="string">
            <text:p>6972436522132</text:p>
          </table:table-cell>
          <table:table-cell office:value-type="string" calcext:value-type="string">
            <text:p>CABLE ABODOS TIPO-C 5A 1 METRO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string" calcext:value-type="string">
            <text:p>18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3990" calcext:value-type="float">
            <text:p>3990</text:p>
          </table:table-cell>
        </table:table-row>
        <table:table-row table:style-name="ro2">
          <table:table-cell office:value-type="string" calcext:value-type="string">
            <text:p>6972436527335</text:p>
          </table:table-cell>
          <table:table-cell office:value-type="string" calcext:value-type="string">
            <text:p>CABLE DATOS Y CARGA QC 4.0 CARGA RAPIDA 120W TIPO-C A TIPO-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string" calcext:value-type="string">
            <text:p>6972436527328</text:p>
          </table:table-cell>
          <table:table-cell office:value-type="string" calcext:value-type="string">
            <text:p>CABLE ABODOS TIPO-C QC 4.0 CARGA RAPIDA 120W 1 METRO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string" calcext:value-type="string">
            <text:p>6972436527366</text:p>
          </table:table-cell>
          <table:table-cell office:value-type="string" calcext:value-type="string">
            <text:p>CABLE DATOS Y CARGA QC 4.0 CARGA RAPIDA 120W TIPO-C A TIPO-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string" calcext:value-type="string">
            <text:p>6972436525928</text:p>
          </table:table-cell>
          <table:table-cell office:value-type="string" calcext:value-type="string">
            <text:p>CABLE DATOS TIPO-C A TIPO-C Y CARGA PD 60W CARGA RAPIDA CE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ACCESORIOS CELULARE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1809260113" calcext:value-type="float">
            <text:p>1809260113</text:p>
          </table:table-cell>
          <table:table-cell office:value-type="string" calcext:value-type="string">
            <text:p>CABLE DATOS TIPO-C A TIPO-C Y CARGA PD 120W CARGA RAPIDA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float" office:value="6970791121229" calcext:value-type="float">
            <text:p>6970791121229</text:p>
          </table:table-cell>
          <table:table-cell office:value-type="string" calcext:value-type="string">
            <text:p>Cable Celular Tipo C 2Mtrs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float" office:value="8944870150965" calcext:value-type="float">
            <text:p>8944870150965</text:p>
          </table:table-cell>
          <table:table-cell office:value-type="string" calcext:value-type="string">
            <text:p>CABLE ESPIRAL FORRADO DATOS Y CARGA RAPIDA 2A 3 EN 1 USB A</text:p>
          </table:table-cell>
          <table:table-cell office:value-type="string" calcext:value-type="string">
            <text:p>ONE PLUS</text:p>
          </table:table-cell>
          <table:table-cell office:value-type="string" calcext:value-type="string">
            <text:p>CABLES CELULAR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office:value-type="float" office:value="6931474716729" calcext:value-type="float">
            <text:p>6931474716729</text:p>
          </table:table-cell>
          <table:table-cell office:value-type="string" calcext:value-type="string">
            <text:p>CABLE MAGNETICO TIPO C 2.4A/1.2 METROS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CABLES CELULAR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6972436525584" calcext:value-type="float">
            <text:p>6972436525584</text:p>
          </table:table-cell>
          <table:table-cell office:value-type="string" calcext:value-type="string">
            <text:p>CABLE DATOS Y CARGA USB A TIPO-C 1 METRO SUPER CARGA RAPIDA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6972436528615" calcext:value-type="float">
            <text:p>6972436528615</text:p>
          </table:table-cell>
          <table:table-cell office:value-type="string" calcext:value-type="string">
            <text:p>CABLE DATOS Y CARGA PD120W CARGA RAPIDA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6972436528530" calcext:value-type="float">
            <text:p>6972436528530</text:p>
          </table:table-cell>
          <table:table-cell office:value-type="string" calcext:value-type="string">
            <text:p>CABLE CARGA Y DATOS FORRADO CARGA RAPIDA 5 EN 1 USB Y TIPO-C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0990" calcext:value-type="float">
            <text:p>10990</text:p>
          </table:table-cell>
        </table:table-row>
        <table:table-row table:style-name="ro2">
          <table:table-cell office:value-type="float" office:value="6970791121854" calcext:value-type="float">
            <text:p>6970791121854</text:p>
          </table:table-cell>
          <table:table-cell office:value-type="string" calcext:value-type="string">
            <text:p>Cable de Celular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office:value-type="float" office:value="6972436522408" calcext:value-type="float">
            <text:p>6972436522408</text:p>
          </table:table-cell>
          <table:table-cell office:value-type="string" calcext:value-type="string">
            <text:p>CABLE DATOS Y CARGA RAPIDA 66W 3 EN 1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6970791121021" calcext:value-type="float">
            <text:p>6970791121021</text:p>
          </table:table-cell>
          <table:table-cell office:value-type="string" calcext:value-type="string">
            <text:p>CABLE MICRO USB, CARGA RAPID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6931474738455" calcext:value-type="float">
            <text:p>6931474738455</text:p>
          </table:table-cell>
          <table:table-cell office:value-type="string" calcext:value-type="string">
            <text:p>CABLE CARGA CONECTOR MAGNETICO MICRO USB</text:p>
          </table:table-cell>
          <table:table-cell office:value-type="string" calcext:value-type="string">
            <text:p>BOROFONE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70791124558" calcext:value-type="float">
            <text:p>6970791124558</text:p>
          </table:table-cell>
          <table:table-cell office:value-type="string" calcext:value-type="string">
            <text:p>CABLE TRENZADO MICRO USB 5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57531068839" calcext:value-type="float">
            <text:p>6957531068839</text:p>
          </table:table-cell>
          <table:table-cell office:value-type="string" calcext:value-type="string">
            <text:p>Cable Celular Micro Usb 1Mtr</text:p>
          </table:table-cell>
          <table:table-cell office:value-type="string" calcext:value-type="string">
            <text:p>Hoco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6970791122912" calcext:value-type="float">
            <text:p>6970791122912</text:p>
          </table:table-cell>
          <table:table-cell office:value-type="string" calcext:value-type="string">
            <text:p>CABLE PUNTA MAGNETICA 3 EN 1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0990" calcext:value-type="float">
            <text:p>10990</text:p>
          </table:table-cell>
        </table:table-row>
        <table:table-row table:style-name="ro2">
          <table:table-cell office:value-type="float" office:value="6970791121236" calcext:value-type="float">
            <text:p>6970791121236</text:p>
          </table:table-cell>
          <table:table-cell office:value-type="string" calcext:value-type="string">
            <text:p>Cable Celular 3 en 1 2.1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6970695642769" calcext:value-type="float">
            <text:p>6970695642769</text:p>
          </table:table-cell>
          <table:table-cell office:value-type="string" calcext:value-type="string">
            <text:p>CABLE CELULAR USB A MICRO USB 2 METROS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CABLES CELULA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72436520374" calcext:value-type="float">
            <text:p>6972436520374</text:p>
          </table:table-cell>
          <table:table-cell office:value-type="string" calcext:value-type="string">
            <text:p>CABLE MICRO USB CARGA RAPIDA 5A 2 METROS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CABLES CELULARES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float" office:value="3325201563190" calcext:value-type="float">
            <text:p>3325201563190</text:p>
          </table:table-cell>
          <table:table-cell office:value-type="string" calcext:value-type="string">
            <text:p>CARGADOR COMPLETO CABLE INCORPORADO MICRO USB 2USB</text:p>
          </table:table-cell>
          <table:table-cell office:value-type="string" calcext:value-type="string">
            <text:p>BEOTES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4990" calcext:value-type="float">
            <text:p>4990</text:p>
          </table:table-cell>
        </table:table-row>
        <table:table-row table:style-name="ro2">
          <table:table-cell office:value-type="float" office:value="6921042148748" calcext:value-type="float">
            <text:p>6921042148748</text:p>
          </table:table-cell>
          <table:table-cell office:value-type="string" calcext:value-type="string">
            <text:p>CARGADOR ADAPTADOR DE PARED USB 5A CARGA RAPIDA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BASE CARGA Y CARGADORE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float" office:value="6970791121250" calcext:value-type="float">
            <text:p>6970791121250</text:p>
          </table:table-cell>
          <table:table-cell office:value-type="string" calcext:value-type="string">
            <text:p>CABLE CELULAR MICRO USB 1 METRO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6970695643391" calcext:value-type="float">
            <text:p>6970695643391</text:p>
          </table:table-cell>
          <table:table-cell office:value-type="string" calcext:value-type="string">
            <text:p>CABLE DATOS Y CARGA MICRO USB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CABLES CELULAR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6970695642950" calcext:value-type="float">
            <text:p>6970695642950</text:p>
          </table:table-cell>
          <table:table-cell office:value-type="string" calcext:value-type="string">
            <text:p>Cable Celular Micro Usb 1Mtr</text:p>
          </table:table-cell>
          <table:table-cell office:value-type="string" calcext:value-type="string">
            <text:p>DPRUI</text:p>
          </table:table-cell>
          <table:table-cell office:value-type="string" calcext:value-type="string">
            <text:p>CABLES CELULA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6973143499274" calcext:value-type="float">
            <text:p>6973143499274</text:p>
          </table:table-cell>
          <table:table-cell office:value-type="string" calcext:value-type="string">
            <text:p>CABLE MICRO USB CARGA RAPIDA</text:p>
          </table:table-cell>
          <table:table-cell office:value-type="string" calcext:value-type="string">
            <text:p>INKAX</text:p>
          </table:table-cell>
          <table:table-cell office:value-type="string" calcext:value-type="string">
            <text:p>CABLES CELULA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990" calcext:value-type="float">
            <text:p>2990</text:p>
          </table:table-cell>
        </table:table-row>
        <table:table-row table:style-name="ro2">
          <table:table-cell office:value-type="float" office:value="6921042142067" calcext:value-type="float">
            <text:p>6921042142067</text:p>
          </table:table-cell>
          <table:table-cell office:value-type="string" calcext:value-type="string">
            <text:p>SOPORTE CELULAR A LA REJILLA AJUSTABLE FORRADO EN CUER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SOPORTE TV &amp; CELULA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131826062021" calcext:value-type="float">
            <text:p>131826062021</text:p>
          </table:table-cell>
          <table:table-cell office:value-type="string" calcext:value-type="string">
            <text:p>SOPORTE MAGNÉTICO CON VENTOSA Y ADHESIVO BASE OCTAGONAL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1249250702" calcext:value-type="float">
            <text:p>1249250702</text:p>
          </table:table-cell>
          <table:table-cell office:value-type="string" calcext:value-type="string">
            <text:p>SOPORTE DE ESCRITORIO PLEGABLE PARA CELULAR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1623240715" calcext:value-type="float">
            <text:p>1623240715</text:p>
          </table:table-cell>
          <table:table-cell office:value-type="string" calcext:value-type="string">
            <text:p>SOPORTE DE ANILLO MAGNETICO A LA REJILLA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12990" calcext:value-type="float">
            <text:p>12990</text:p>
          </table:table-cell>
        </table:table-row>
        <table:table-row table:style-name="ro2">
          <table:table-cell office:value-type="float" office:value="1243251121" calcext:value-type="float">
            <text:p>1243251121</text:p>
          </table:table-cell>
          <table:table-cell office:value-type="string" calcext:value-type="string">
            <text:p>SOPORTE DE ESCRITORIO ANIMALIT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float" office:value="6970791125142" calcext:value-type="float">
            <text:p>6970791125142</text:p>
          </table:table-cell>
          <table:table-cell office:value-type="string" calcext:value-type="string">
            <text:p>SOPORTE DE ESCRITORIO PLEGABLE DE UNA SOLA PIEZA, ESTABLE, 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SOPORTE TV &amp; CELULAR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6970791126002" calcext:value-type="float">
            <text:p>6970791126002</text:p>
          </table:table-cell>
          <table:table-cell office:value-type="string" calcext:value-type="string">
            <text:p>SOPORTE DE ESCRITORIO PLEGABLE DE UNA SOLA PIEZA ESTABLE Y A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SOPORTE TV &amp; CELULA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float" office:value="6972436524006" calcext:value-type="float">
            <text:p>6972436524006</text:p>
          </table:table-cell>
          <table:table-cell office:value-type="string" calcext:value-type="string">
            <text:p>SOPORTE A LA REJILLA AJUSTABLE ROTACION 360°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SOPORTE TV &amp; CELULAR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office:value-type="float" office:value="6970791129157" calcext:value-type="float">
            <text:p>6970791129157</text:p>
          </table:table-cell>
          <table:table-cell office:value-type="string" calcext:value-type="string">
            <text:p>SOPORTE MAGNETICO ROTACION 360° PARA TELEFONO AL TABLERO O P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SOPORTE TV &amp; CELULAR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2990" calcext:value-type="float">
            <text:p>12990</text:p>
          </table:table-cell>
        </table:table-row>
        <table:table-row table:style-name="ro2">
          <table:table-cell office:value-type="float" office:value="6970791123391" calcext:value-type="float">
            <text:p>6970791123391</text:p>
          </table:table-cell>
          <table:table-cell office:value-type="string" calcext:value-type="string">
            <text:p>SOPORTE MAGNETICO METALICO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SOPORTE TV &amp; CELULARE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6972436523528" calcext:value-type="float">
            <text:p>6972436523528</text:p>
          </table:table-cell>
          <table:table-cell office:value-type="string" calcext:value-type="string">
            <text:p>SOPORTE MAGNETICO A LA REJILLA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SOPORTE TV &amp; CELULARE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6972436521630" calcext:value-type="float">
            <text:p>6972436521630</text:p>
          </table:table-cell>
          <table:table-cell office:value-type="string" calcext:value-type="string">
            <text:p>SOPORTE TIPO PINZA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SOPORTE TV &amp; CELULARE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70791129768" calcext:value-type="float">
            <text:p>6970791129768</text:p>
          </table:table-cell>
          <table:table-cell office:value-type="string" calcext:value-type="string">
            <text:p>SOPORTE MAGNETICO PARA CELULAR COMPATIBLE CON ANILLO DE CARG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SOPORTE TV &amp; CELULAR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12990" calcext:value-type="float">
            <text:p>12990</text:p>
          </table:table-cell>
        </table:table-row>
        <table:table-row table:style-name="ro2">
          <table:table-cell office:value-type="float" office:value="2045250628" calcext:value-type="float">
            <text:p>2045250628</text:p>
          </table:table-cell>
          <table:table-cell office:value-type="string" calcext:value-type="string">
            <text:p>SOPORTE DE ESCRITORIO METALICO REGULABLE PARA CELULAR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float" office:value="6972436527137" calcext:value-type="float">
            <text:p>6972436527137</text:p>
          </table:table-cell>
          <table:table-cell office:value-type="string" calcext:value-type="string">
            <text:p>SOPORTE DE ESCRITORIO METALICO REGULABLE PARA CELULAR</text:p>
          </table:table-cell>
          <table:table-cell office:value-type="string" calcext:value-type="string">
            <text:p>ABODOS</text:p>
          </table:table-cell>
          <table:table-cell office:value-type="string" calcext:value-type="string">
            <text:p>SOPORTE TV &amp; CELULAR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7299998250662" calcext:value-type="float">
            <text:p>7299998250662</text:p>
          </table:table-cell>
          <table:table-cell office:value-type="string" calcext:value-type="string">
            <text:p>SOPORTE DE ESCRITORIO METALICO REGULABLE PARA CELULAR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113214082020" calcext:value-type="float">
            <text:p>113214082020</text:p>
          </table:table-cell>
          <table:table-cell office:value-type="string" calcext:value-type="string">
            <text:p>Soporte universal central 360°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SOPORTE TV &amp; CELULA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72543838188" calcext:value-type="float">
            <text:p>6972543838188</text:p>
          </table:table-cell>
          <table:table-cell office:value-type="string" calcext:value-type="string">
            <text:p>MOUSE GAMER PERFORADO RGB</text:p>
          </table:table-cell>
          <table:table-cell office:value-type="string" calcext:value-type="string">
            <text:p>MKESPN</text:p>
          </table:table-cell>
          <table:table-cell office:value-type="string" calcext:value-type="string">
            <text:p>COMPUTACION ZONA GAM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1439241221" calcext:value-type="float">
            <text:p>1439241221</text:p>
          </table:table-cell>
          <table:table-cell office:value-type="string" calcext:value-type="string">
            <text:p>Mouse Gamer Alámbric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COMPUTACION ZONA GAM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165823092020" calcext:value-type="float">
            <text:p>16582309202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float" office:value="1439241221" calcext:value-type="float">
            <text:p>1439241221</text:p>
          </table:table-cell>
          <table:table-cell office:value-type="string" calcext:value-type="string">
            <text:p>Mouse Gamer Alámbric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COMPUTACION ZONA GAM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06879696006" calcext:value-type="float">
            <text:p>6906879696006</text:p>
          </table:table-cell>
          <table:table-cell office:value-type="string" calcext:value-type="string">
            <text:p>MOUSE GAMER RETROLILUMINADO RGB OPTICO ALAMBRICO 1600 DPI</text:p>
          </table:table-cell>
          <table:table-cell office:value-type="string" calcext:value-type="string">
            <text:p>JEQANG</text:p>
          </table:table-cell>
          <table:table-cell office:value-type="string" calcext:value-type="string">
            <text:p>COMPUTACION ZONA GAME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8713439237580" calcext:value-type="float">
            <text:p>8713439237580</text:p>
          </table:table-cell>
          <table:table-cell office:value-type="string" calcext:value-type="string">
            <text:p>MOUSE GAMER RGB 10.000 DPI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MPUTACION ZONA GAME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32990" calcext:value-type="float">
            <text:p>32990</text:p>
          </table:table-cell>
        </table:table-row>
        <table:table-row table:style-name="ro2">
          <table:table-cell office:value-type="float" office:value="25215505256" calcext:value-type="float">
            <text:p>25215505256</text:p>
          </table:table-cell>
          <table:table-cell office:value-type="string" calcext:value-type="string">
            <text:p>MOUSE INALAMBRICO CONECTOR USB Y TIPO-C DISEÑOS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ACCESORIOS COMPUTAC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7990" calcext:value-type="float">
            <text:p>17990</text:p>
          </table:table-cell>
        </table:table-row>
        <table:table-row table:style-name="ro2">
          <table:table-cell office:value-type="float" office:value="25215505249" calcext:value-type="float">
            <text:p>25215505249</text:p>
          </table:table-cell>
          <table:table-cell office:value-type="string" calcext:value-type="string">
            <text:p>MOUSE INALAMBRICO CONECTOR USB Y TIPO-C DISEÑOS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ACCESORIOS COMPUTAC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990" calcext:value-type="float">
            <text:p>17990</text:p>
          </table:table-cell>
        </table:table-row>
        <table:table-row table:style-name="ro2">
          <table:table-cell office:value-type="string" calcext:value-type="string">
            <text:p>25215505027</text:p>
          </table:table-cell>
          <table:table-cell office:value-type="string" calcext:value-type="string">
            <text:p>MOUSE INALAMBRICO 1600DPI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ACCESORIOS COMPUTAC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7809601112661" calcext:value-type="float">
            <text:p>7809601112661</text:p>
          </table:table-cell>
          <table:table-cell office:value-type="string" calcext:value-type="string">
            <text:p>Mouse Inalambrico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7330985123139" calcext:value-type="float">
            <text:p>7330985123139</text:p>
          </table:table-cell>
          <table:table-cell office:value-type="string" calcext:value-type="string">
            <text:p>MOUSE OPTICO 3D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float" office:value="25215505034" calcext:value-type="float">
            <text:p>25215505034</text:p>
          </table:table-cell>
          <table:table-cell office:value-type="string" calcext:value-type="string">
            <text:p>MOUSE INALAMBRICO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ACCESORIOS COMPUTACI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1358241010" calcext:value-type="float">
            <text:p>1358241010</text:p>
          </table:table-cell>
          <table:table-cell office:value-type="string" calcext:value-type="string">
            <text:p>MOUSE DUAL INALAMBRICO BLUETOOTH + 2.4GHZ RECARGABLE LUCES R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ACCESORIOS COMPUTACIO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990" calcext:value-type="float">
            <text:p>8990</text:p>
          </table:table-cell>
        </table:table-row>
        <table:table-row table:style-name="ro2">
          <table:table-cell office:value-type="float" office:value="6947851024455" calcext:value-type="float">
            <text:p>6947851024455</text:p>
          </table:table-cell>
          <table:table-cell office:value-type="string" calcext:value-type="string">
            <text:p>MOUSE OPTICO ALAMBRICO USB 1200DPI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ACCESORIOS COMPUTACIO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990" calcext:value-type="float">
            <text:p>4990</text:p>
          </table:table-cell>
        </table:table-row>
        <table:table-row table:style-name="ro2">
          <table:table-cell office:value-type="float" office:value="2977773152299" calcext:value-type="float">
            <text:p>2977773152299</text:p>
          </table:table-cell>
          <table:table-cell office:value-type="string" calcext:value-type="string">
            <text:p>MOUSE INALAMBRICO 2.4GHZ 3 BOTONES</text:p>
          </table:table-cell>
          <table:table-cell office:value-type="string" calcext:value-type="string">
            <text:p>PHILCO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6990" calcext:value-type="float">
            <text:p>6990</text:p>
          </table:table-cell>
        </table:table-row>
        <table:table-row table:style-name="ro2">
          <table:table-cell office:value-type="float" office:value="25215504631" calcext:value-type="float">
            <text:p>25215504631</text:p>
          </table:table-cell>
          <table:table-cell office:value-type="string" calcext:value-type="string">
            <text:p>MOUSE INALAMBRICO 1200 DPI TIPO C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12990" calcext:value-type="float">
            <text:p>12990</text:p>
          </table:table-cell>
        </table:table-row>
        <table:table-row table:style-name="ro2">
          <table:table-cell office:value-type="float" office:value="25215500244" calcext:value-type="float">
            <text:p>25215500244</text:p>
          </table:table-cell>
          <table:table-cell office:value-type="string" calcext:value-type="string">
            <text:p>Mouse RetracTI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8990" calcext:value-type="float">
            <text:p>18990</text:p>
          </table:table-cell>
        </table:table-row>
        <table:table-row table:style-name="ro2">
          <table:table-cell office:value-type="float" office:value="7809601112661" calcext:value-type="float">
            <text:p>7809601112661</text:p>
          </table:table-cell>
          <table:table-cell office:value-type="string" calcext:value-type="string">
            <text:p>Mouse Inalambrico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ACCESORIOS COMPUTACIO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9990" calcext:value-type="float">
            <text:p>9990</text:p>
          </table:table-cell>
        </table:table-row>
        <table:table-row table:style-name="ro2">
          <table:table-cell office:value-type="float" office:value="3325201515366" calcext:value-type="float">
            <text:p>3325201515366</text:p>
          </table:table-cell>
          <table:table-cell office:value-type="string" calcext:value-type="string">
            <text:p>MOSE GAMER OPTICO RGB 1600 DPI</text:p>
          </table:table-cell>
          <table:table-cell office:value-type="string" calcext:value-type="string">
            <text:p>BEOTES</text:p>
          </table:table-cell>
          <table:table-cell office:value-type="string" calcext:value-type="string">
            <text:p>COMPUTACION ZONA GAM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990" calcext:value-type="float">
            <text:p>5990</text:p>
          </table:table-cell>
        </table:table-row>
        <table:table-row table:style-name="ro2">
          <table:table-cell office:value-type="float" office:value="4740007705060" calcext:value-type="float">
            <text:p>4740007705060</text:p>
          </table:table-cell>
          <table:table-cell office:value-type="string" calcext:value-type="string">
            <text:p>CELULAR ADULTO MAYOR TECNOLAB 4G CON CAMARA COLOR NEGRO</text:p>
          </table:table-cell>
          <table:table-cell office:value-type="string" calcext:value-type="string">
            <text:p>TECNOLAB</text:p>
          </table:table-cell>
          <table:table-cell office:value-type="string" calcext:value-type="string">
            <text:p>CAMARAS Y CONTROLES Y OT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9990" calcext:value-type="float">
            <text:p>49990</text:p>
          </table:table-cell>
        </table:table-row>
        <table:table-row table:style-name="ro2">
          <table:table-cell office:value-type="float" office:value="6927900092048" calcext:value-type="float">
            <text:p>6927900092048</text:p>
          </table:table-cell>
          <table:table-cell office:value-type="string" calcext:value-type="string">
            <text:p>TELEFONO CELULAR SENIOR</text:p>
          </table:table-cell>
          <table:table-cell office:value-type="string" calcext:value-type="string">
            <text:p>MICROLAB</text:p>
          </table:table-cell>
          <table:table-cell office:value-type="string" calcext:value-type="string">
            <text:p>ACCESORIOS CELULAR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59990" calcext:value-type="float">
            <text:p>59990</text:p>
          </table:table-cell>
        </table:table-row>
        <table:table-row table:style-name="ro2">
          <table:table-cell office:value-type="float" office:value="6927900093878" calcext:value-type="float">
            <text:p>6927900093878</text:p>
          </table:table-cell>
          <table:table-cell office:value-type="string" calcext:value-type="string">
            <text:p>CELULAR SENIOR MICROLAB 4G 2.4"</text:p>
          </table:table-cell>
          <table:table-cell office:value-type="string" calcext:value-type="string">
            <text:p>MICROLAB</text:p>
          </table:table-cell>
          <table:table-cell office:value-type="string" calcext:value-type="string">
            <text:p>CAMARAS Y CONTROLES Y OTRO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9990" calcext:value-type="float">
            <text:p>49990</text:p>
          </table:table-cell>
        </table:table-row>
        <table:table-row table:style-name="ro2">
          <table:table-cell office:value-type="float" office:value="6927900093120" calcext:value-type="float">
            <text:p>6927900093120</text:p>
          </table:table-cell>
          <table:table-cell office:value-type="string" calcext:value-type="string">
            <text:p>CELULAR SENIOR MICROLAB 4G</text:p>
          </table:table-cell>
          <table:table-cell office:value-type="string" calcext:value-type="string">
            <text:p>MICROLAB</text:p>
          </table:table-cell>
          <table:table-cell office:value-type="string" calcext:value-type="string">
            <text:p>CAMARAS Y CONTROLES Y OTRO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4990" calcext:value-type="float">
            <text:p>44990</text:p>
          </table:table-cell>
        </table:table-row>
        <table:table-row table:style-name="ro2">
          <table:table-cell office:value-type="float" office:value="6975855106969" calcext:value-type="float">
            <text:p>6975855106969</text:p>
          </table:table-cell>
          <table:table-cell office:value-type="string" calcext:value-type="string">
            <text:p>POWER BANK 10.000 MAH CARGA RAPIDA 22.5W</text:p>
          </table:table-cell>
          <table:table-cell office:value-type="string" calcext:value-type="string">
            <text:p>LENYES</text:p>
          </table:table-cell>
          <table:table-cell office:value-type="string" calcext:value-type="string">
            <text:p>POWER BAN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2990" calcext:value-type="float">
            <text:p>22990</text:p>
          </table:table-cell>
        </table:table-row>
        <table:table-row table:style-name="ro2">
          <table:table-cell office:value-type="float" office:value="1757250908" calcext:value-type="float">
            <text:p>1757250908</text:p>
          </table:table-cell>
          <table:table-cell office:value-type="string" calcext:value-type="string">
            <text:p>POWER BANK 10.000 MAH 25W PD CARGA RAPIDA 2 USB. CABLES INC</text:p>
          </table:table-cell>
          <table:table-cell office:value-type="string" calcext:value-type="string">
            <text:p>DEMGEL</text:p>
          </table:table-cell>
          <table:table-cell office:value-type="string" calcext:value-type="string">
            <text:p>POWER BAN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8990" calcext:value-type="float">
            <text:p>18990</text:p>
          </table:table-cell>
        </table:table-row>
        <table:table-row table:style-name="ro2">
          <table:table-cell office:value-type="float" office:value="6978166502048" calcext:value-type="float">
            <text:p>6978166502048</text:p>
          </table:table-cell>
          <table:table-cell office:value-type="string" calcext:value-type="string">
            <text:p>POWER BANK 10.000 MAH 55.5W CARGA RAPIDA2 USB CABLES INCORPO</text:p>
          </table:table-cell>
          <table:table-cell office:value-type="string" calcext:value-type="string">
            <text:p>DEMGEL</text:p>
          </table:table-cell>
          <table:table-cell office:value-type="string" calcext:value-type="string">
            <text:p>POWER BAN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14990" calcext:value-type="float">
            <text:p>14990</text:p>
          </table:table-cell>
        </table:table-row>
        <table:table-row table:style-name="ro2">
          <table:table-cell office:value-type="float" office:value="6970791124299" calcext:value-type="float">
            <text:p>6970791124299</text:p>
          </table:table-cell>
          <table:table-cell office:value-type="string" calcext:value-type="string">
            <text:p>POWER BANK 10000 MAH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POWER BANK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990" calcext:value-type="float">
            <text:p>24990</text:p>
          </table:table-cell>
        </table:table-row>
        <table:table-row table:style-name="ro2">
          <table:table-cell office:value-type="float" office:value="6975742431341" calcext:value-type="float">
            <text:p>6975742431341</text:p>
          </table:table-cell>
          <table:table-cell office:value-type="string" calcext:value-type="string">
            <text:p>POWER BANK DE CARGA INALAMBRICA MAGSAFE</text:p>
          </table:table-cell>
          <table:table-cell office:value-type="string" calcext:value-type="string">
            <text:p>INKAX</text:p>
          </table:table-cell>
          <table:table-cell office:value-type="string" calcext:value-type="string">
            <text:p>POWER BA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9990" calcext:value-type="float">
            <text:p>39990</text:p>
          </table:table-cell>
        </table:table-row>
        <table:table-row table:style-name="ro2">
          <table:table-cell office:value-type="float" office:value="6970791126743" calcext:value-type="float">
            <text:p>6970791126743</text:p>
          </table:table-cell>
          <table:table-cell office:value-type="string" calcext:value-type="string">
            <text:p>POWER BANK 10000MAH PANTALLA DIGITAL 2 USB</text:p>
          </table:table-cell>
          <table:table-cell office:value-type="string" calcext:value-type="string">
            <text:p>TRANYOO</text:p>
          </table:table-cell>
          <table:table-cell office:value-type="string" calcext:value-type="string">
            <text:p>POWER BAN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4990" calcext:value-type="float">
            <text:p>24990</text:p>
          </table:table-cell>
        </table:table-row>
        <table:table-row table:style-name="ro2">
          <table:table-cell office:value-type="float" office:value="6921042143378" calcext:value-type="float">
            <text:p>6921042143378</text:p>
          </table:table-cell>
          <table:table-cell office:value-type="string" calcext:value-type="string">
            <text:p>POWER BANK JOKADE 10.000MAH CARGA RAPIDA 22.5W 2 SALIDAS USB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POWER BANK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18990" calcext:value-type="float">
            <text:p>18990</text:p>
          </table:table-cell>
        </table:table-row>
        <table:table-row table:style-name="ro2">
          <table:table-cell office:value-type="float" office:value="6921042139333" calcext:value-type="float">
            <text:p>6921042139333</text:p>
          </table:table-cell>
          <table:table-cell office:value-type="string" calcext:value-type="string">
            <text:p>VENTILADOR PORTATIL RECARGABLE CON BASE, 3 VELOCIDADES MOD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21042139319" calcext:value-type="float">
            <text:p>6921042139319</text:p>
          </table:table-cell>
          <table:table-cell office:value-type="string" calcext:value-type="string">
            <text:p>VENTILADOR PORTATIL RECARGABLE CON BASE, 3 VELOCIDADES MODO</text:p>
          </table:table-cell>
          <table:table-cell office:value-type="string" calcext:value-type="string">
            <text:p>JOKADE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990" calcext:value-type="float">
            <text:p>7990</text:p>
          </table:table-cell>
        </table:table-row>
        <table:table-row table:style-name="ro2">
          <table:table-cell office:value-type="float" office:value="6997207328881" calcext:value-type="float">
            <text:p>6997207328881</text:p>
          </table:table-cell>
          <table:table-cell office:value-type="string" calcext:value-type="string">
            <text:p>ANTIFAZ PARA DORMIR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9990" calcext:value-type="float">
            <text:p>29990</text:p>
          </table:table-cell>
        </table:table-row>
        <table:table-row table:style-name="ro2">
          <table:table-cell office:value-type="float" office:value="1801241023" calcext:value-type="float">
            <text:p>1801241023</text:p>
          </table:table-cell>
          <table:table-cell office:value-type="string" calcext:value-type="string">
            <text:p>RELOJ INTELIGENTE T10 ULTRA SMART WATCH 49 MM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ACCESORIOS CELULARES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 office:value-type="float" office:value="12990" calcext:value-type="float">
            <text:p>12990</text:p>
          </table:table-cell>
        </table:table-row>
        <table:table-row table:style-name="ro2">
          <table:table-cell office:value-type="float" office:value="1537250618" calcext:value-type="float">
            <text:p>1537250618</text:p>
          </table:table-cell>
          <table:table-cell office:value-type="string" calcext:value-type="string">
            <text:p>RELOJ SMARTWATCH MODELO H11 SURVIVOR SPORT CON PANTALLA DE 2</text:p>
          </table:table-cell>
          <table:table-cell office:value-type="string" calcext:value-type="string">
            <text:p>LAXASFIT</text:p>
          </table:table-cell>
          <table:table-cell office:value-type="string" calcext:value-type="string">
            <text:p>ACCESORIOS CELULAR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22990" calcext:value-type="float">
            <text:p>22990</text:p>
          </table:table-cell>
        </table:table-row>
        <table:table-row table:style-name="ro2">
          <table:table-cell table:style-name="ce5" office:value-type="float" office:value="69701125302" calcext:value-type="float">
            <text:p>69701125302</text:p>
          </table:table-cell>
          <table:table-cell table:style-name="ce6" office:value-type="string" calcext:value-type="string">
            <text:p>PARLANTE BLUETOOTH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PARLANTE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8" office:value-type="float" office:value="32990" calcext:value-type="float">
            <text:p>32990</text:p>
          </table:table-cell>
        </table:table-row>
        <table:table-row table:style-name="ro2">
          <table:table-cell table:style-name="ce5" office:value-type="float" office:value="6970791123353" calcext:value-type="float">
            <text:p>6970791123353</text:p>
          </table:table-cell>
          <table:table-cell table:style-name="ce6" office:value-type="string" calcext:value-type="string">
            <text:p>PARLANTE BLUETOOTH TRANYOO 4 EN 1 SURROUND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PARLANTE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8" office:value-type="float" office:value="29990" calcext:value-type="float">
            <text:p>29990</text:p>
          </table:table-cell>
        </table:table-row>
        <table:table-row table:style-name="ro2">
          <table:table-cell table:style-name="ce5" office:value-type="float" office:value="6970791122769" calcext:value-type="float">
            <text:p>6970791122769</text:p>
          </table:table-cell>
          <table:table-cell table:style-name="ce6" office:value-type="string" calcext:value-type="string">
            <text:p>Mini parlante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PARLANTES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office:value-type="float" office:value="32990" calcext:value-type="float">
            <text:p>32990</text:p>
          </table:table-cell>
        </table:table-row>
        <table:table-row table:style-name="ro2">
          <table:table-cell table:style-name="ce5" office:value-type="float" office:value="7452105800178" calcext:value-type="float">
            <text:p>7452105800178</text:p>
          </table:table-cell>
          <table:table-cell table:style-name="ce6" office:value-type="string" calcext:value-type="string">
            <text:p>PARLANTE PORTATIL BLUETOOTH RGB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PARLANT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3990" calcext:value-type="float">
            <text:p>23990</text:p>
          </table:table-cell>
        </table:table-row>
        <table:table-row table:style-name="ro2">
          <table:table-cell table:style-name="ce5" office:value-type="float" office:value="6970791124671" calcext:value-type="float">
            <text:p>6970791124671</text:p>
          </table:table-cell>
          <table:table-cell table:style-name="ce6" office:value-type="string" calcext:value-type="string">
            <text:p>PARLANTE BLUETOOTH CARGA TIPO C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PARLAN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32990" calcext:value-type="float">
            <text:p>32990</text:p>
          </table:table-cell>
        </table:table-row>
        <table:table-row table:style-name="ro2">
          <table:table-cell table:style-name="ce5" office:value-type="float" office:value="1519221121" calcext:value-type="float">
            <text:p>1519221121</text:p>
          </table:table-cell>
          <table:table-cell table:style-name="ce6" office:value-type="string" calcext:value-type="string">
            <text:p>PARLANTE BLUETOOTH V5.0</text:p>
          </table:table-cell>
          <table:table-cell table:style-name="ce6" office:value-type="string" calcext:value-type="string">
            <text:p>ABODOS</text:p>
          </table:table-cell>
          <table:table-cell table:style-name="ce6" office:value-type="string" calcext:value-type="string">
            <text:p>PARLANTE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14990" calcext:value-type="float">
            <text:p>14990</text:p>
          </table:table-cell>
        </table:table-row>
        <table:table-row table:style-name="ro2">
          <table:table-cell table:style-name="ce5" office:value-type="float" office:value="1753251006" calcext:value-type="float">
            <text:p>1753251006</text:p>
          </table:table-cell>
          <table:table-cell table:style-name="ce6" office:value-type="string" calcext:value-type="string">
            <text:p>PARLANTE PORTATIL BLUETOOTH RGB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PARLANTE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7990" calcext:value-type="float">
            <text:p>7990</text:p>
          </table:table-cell>
        </table:table-row>
        <table:table-row table:style-name="ro2">
          <table:table-cell table:style-name="ce5" office:value-type="float" office:value="6921042130781" calcext:value-type="float">
            <text:p>6921042130781</text:p>
          </table:table-cell>
          <table:table-cell table:style-name="ce6" office:value-type="string" calcext:value-type="string">
            <text:p>AUDIFONO MANOS LIBRES CON ALMOHADILLAS DE SILICONA, INCLUYE MICROFONO, CONECTOR LIGHTNING</text:p>
          </table:table-cell>
          <table:table-cell table:style-name="ce6" office:value-type="string" calcext:value-type="string">
            <text:p>JOKAD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7990" calcext:value-type="float">
            <text:p>7990</text:p>
          </table:table-cell>
        </table:table-row>
        <table:table-row table:style-name="ro2">
          <table:table-cell table:style-name="ce5" office:value-type="float" office:value="25215494154" calcext:value-type="float">
            <text:p>25215494154</text:p>
          </table:table-cell>
          <table:table-cell table:style-name="ce6" office:value-type="string" calcext:value-type="string">
            <text:p>Audifono Plugs Con Microfono Blanco</text:p>
          </table:table-cell>
          <table:table-cell table:style-name="ce6" office:value-type="string" calcext:value-type="string">
            <text:p>Maxell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990" calcext:value-type="float">
            <text:p>4990</text:p>
          </table:table-cell>
        </table:table-row>
        <table:table-row table:style-name="ro2">
          <table:table-cell table:style-name="ce5" office:value-type="float" office:value="25215494109" calcext:value-type="float">
            <text:p>25215494109</text:p>
          </table:table-cell>
          <table:table-cell table:style-name="ce6" office:value-type="string" calcext:value-type="string">
            <text:p>AUDIFONO CON MANOS LIBRES</text:p>
          </table:table-cell>
          <table:table-cell table:style-name="ce6" office:value-type="string" calcext:value-type="string">
            <text:p>MAXELL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3990" calcext:value-type="float">
            <text:p>3990</text:p>
          </table:table-cell>
        </table:table-row>
        <table:table-row table:style-name="ro2">
          <table:table-cell table:style-name="ce5" office:value-type="float" office:value="25215190247" calcext:value-type="float">
            <text:p>25215190247</text:p>
          </table:table-cell>
          <table:table-cell table:style-name="ce6" office:value-type="string" calcext:value-type="string">
            <text:p>Audifono Stereo Buds Negro</text:p>
          </table:table-cell>
          <table:table-cell table:style-name="ce6" office:value-type="string" calcext:value-type="string">
            <text:p>Maxell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990" calcext:value-type="float">
            <text:p>1990</text:p>
          </table:table-cell>
        </table:table-row>
        <table:table-row table:style-name="ro2">
          <table:table-cell table:style-name="ce5" office:value-type="float" office:value="25215500404" calcext:value-type="float">
            <text:p>25215500404</text:p>
          </table:table-cell>
          <table:table-cell table:style-name="ce6" office:value-type="string" calcext:value-type="string">
            <text:p>Audifono In-Tips Blanco</text:p>
          </table:table-cell>
          <table:table-cell table:style-name="ce6" office:value-type="string" calcext:value-type="string">
            <text:p>MAXELL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990" calcext:value-type="float">
            <text:p>5990</text:p>
          </table:table-cell>
        </table:table-row>
        <table:table-row table:style-name="ro2">
          <table:table-cell table:style-name="ce5" office:value-type="float" office:value="6972436526536" calcext:value-type="float">
            <text:p>6972436526536</text:p>
          </table:table-cell>
          <table:table-cell table:style-name="ce6" office:value-type="string" calcext:value-type="string">
            <text:p>AUDIFNO IN-EAR ABODOS CON MANOS LIBRE PLUG TIPO-C</text:p>
          </table:table-cell>
          <table:table-cell table:style-name="ce6" office:value-type="string" calcext:value-type="string">
            <text:p>ABODOS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8990" calcext:value-type="float">
            <text:p>8990</text:p>
          </table:table-cell>
        </table:table-row>
        <table:table-row table:style-name="ro2">
          <table:table-cell table:style-name="ce5" office:value-type="float" office:value="6931474728609" calcext:value-type="float">
            <text:p>6931474728609</text:p>
          </table:table-cell>
          <table:table-cell table:style-name="ce6" office:value-type="string" calcext:value-type="string">
            <text:p>AUDIFONO BLUETOOTH 5.0 IPHONE ESTEREO HI-FI ALAMBRICO MANOS</text:p>
          </table:table-cell>
          <table:table-cell table:style-name="ce6" office:value-type="string" calcext:value-type="string">
            <text:p>HO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0990" calcext:value-type="float">
            <text:p>10990</text:p>
          </table:table-cell>
        </table:table-row>
        <table:table-row table:style-name="ro2">
          <table:table-cell table:style-name="ce5" office:value-type="float" office:value="2004240904" calcext:value-type="float">
            <text:p>2004240904</text:p>
          </table:table-cell>
          <table:table-cell table:style-name="ce6" office:value-type="string" calcext:value-type="string">
            <text:p>AUDIFONO DEPORTIVO BLUETOOTH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7990" calcext:value-type="float">
            <text:p>7990</text:p>
          </table:table-cell>
        </table:table-row>
        <table:table-row table:style-name="ro2">
          <table:table-cell table:style-name="ce5" office:value-type="float" office:value="1900250116" calcext:value-type="float">
            <text:p>1900250116</text:p>
          </table:table-cell>
          <table:table-cell table:style-name="ce6" office:value-type="string" calcext:value-type="string">
            <text:p>AUDIFONO SPORT INALAMBRICOS BLUETOOTH 4.1 MANOS LIBRES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990" calcext:value-type="float">
            <text:p>7990</text:p>
          </table:table-cell>
        </table:table-row>
        <table:table-row table:style-name="ro2">
          <table:table-cell table:style-name="ce5" office:value-type="float" office:value="5025232880966" calcext:value-type="float">
            <text:p>5025232880966</text:p>
          </table:table-cell>
          <table:table-cell table:style-name="ce6" office:value-type="string" calcext:value-type="string">
            <text:p>Audifono</text:p>
          </table:table-cell>
          <table:table-cell table:style-name="ce6" office:value-type="string" calcext:value-type="string">
            <text:p>PANASONIC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27242815131" calcext:value-type="float">
            <text:p>27242815131</text:p>
          </table:table-cell>
          <table:table-cell table:style-name="ce6" office:value-type="string" calcext:value-type="string">
            <text:p>AUDÍFONOS SONY AZUL</text:p>
          </table:table-cell>
          <table:table-cell table:style-name="ce6" office:value-type="string" calcext:value-type="string">
            <text:p>Sony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885170360785" calcext:value-type="float">
            <text:p>885170360785</text:p>
          </table:table-cell>
          <table:table-cell table:style-name="ce6" office:value-type="string" calcext:value-type="string">
            <text:p>Audifono Ergofic Plus</text:p>
          </table:table-cell>
          <table:table-cell table:style-name="ce6" office:value-type="string" calcext:value-type="string">
            <text:p>Panasonic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14990" calcext:value-type="float">
            <text:p>14990</text:p>
          </table:table-cell>
        </table:table-row>
        <table:table-row table:style-name="ro2">
          <table:table-cell table:style-name="ce5" office:value-type="float" office:value="27242867284" calcext:value-type="float">
            <text:p>27242867284</text:p>
          </table:table-cell>
          <table:table-cell table:style-name="ce6" office:value-type="string" calcext:value-type="string">
            <text:p>AUDIFONO CON MICROFONO</text:p>
          </table:table-cell>
          <table:table-cell table:style-name="ce6" office:value-type="string" calcext:value-type="string">
            <text:p>SONY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6990" calcext:value-type="float">
            <text:p>16990</text:p>
          </table:table-cell>
        </table:table-row>
        <table:table-row table:style-name="ro2">
          <table:table-cell table:style-name="ce5" office:value-type="float" office:value="6921042125817" calcext:value-type="float">
            <text:p>6921042125817</text:p>
          </table:table-cell>
          <table:table-cell table:style-name="ce6" office:value-type="string" calcext:value-type="string">
            <text:p>ADAPTADOR CONVERTIDOR TIPO-C</text:p>
          </table:table-cell>
          <table:table-cell table:style-name="ce6" office:value-type="string" calcext:value-type="string">
            <text:p>JOKADE</text:p>
          </table:table-cell>
          <table:table-cell table:style-name="ce6" office:value-type="string" calcext:value-type="string">
            <text:p>ADAPTADORE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float" office:value="6990" calcext:value-type="float">
            <text:p>6990</text:p>
          </table:table-cell>
        </table:table-row>
        <table:table-row table:style-name="ro2">
          <table:table-cell table:style-name="ce5" office:value-type="float" office:value="6921042125800" calcext:value-type="float">
            <text:p>6921042125800</text:p>
          </table:table-cell>
          <table:table-cell table:style-name="ce6" office:value-type="string" calcext:value-type="string">
            <text:p>ADAPTADOR CONVERTIDOR DE AUDIO Y CARGA LIGHTNING</text:p>
          </table:table-cell>
          <table:table-cell table:style-name="ce6" office:value-type="string" calcext:value-type="string">
            <text:p>JOKADE</text:p>
          </table:table-cell>
          <table:table-cell table:style-name="ce6" office:value-type="string" calcext:value-type="string">
            <text:p>ADAPTADORE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1447250402" calcext:value-type="float">
            <text:p>1447250402</text:p>
          </table:table-cell>
          <table:table-cell table:style-name="ce6" office:value-type="string" calcext:value-type="string">
            <text:p>AUDIFONOS TWS BLUETOOTH V5.4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10990" calcext:value-type="float">
            <text:p>10990</text:p>
          </table:table-cell>
        </table:table-row>
        <table:table-row table:style-name="ro2">
          <table:table-cell table:style-name="ce5" office:value-type="float" office:value="2016250801" calcext:value-type="float">
            <text:p>2016250801</text:p>
          </table:table-cell>
          <table:table-cell table:style-name="ce6" office:value-type="string" calcext:value-type="string">
            <text:p>AUDIFONO INTRAUDITIVOS BLUETOOTH INALAMBRICO V5.49 CON INDIC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1932250801" calcext:value-type="float">
            <text:p>1932250801</text:p>
          </table:table-cell>
          <table:table-cell table:style-name="ce6" office:value-type="string" calcext:value-type="string">
            <text:p>AUDIFONO BLUETOOTH INALAMBRICO V5.3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1503241010" calcext:value-type="float">
            <text:p>1503241010</text:p>
          </table:table-cell>
          <table:table-cell table:style-name="ce6" office:value-type="string" calcext:value-type="string">
            <text:p>AUDIFONOS INALAMBRICOS BLUETOOTH 5.3 DE CONDUCCION OSEA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1449241226" calcext:value-type="float">
            <text:p>1449241226</text:p>
          </table:table-cell>
          <table:table-cell table:style-name="ce6" office:value-type="string" calcext:value-type="string">
            <text:p>AUDIFONOS INALAMBRICOS TWS BLUETOOTH V5.4 300MAH CANCELACION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1601241010" calcext:value-type="float">
            <text:p>1601241010</text:p>
          </table:table-cell>
          <table:table-cell table:style-name="ce6" office:value-type="string" calcext:value-type="string">
            <text:p>AUDIFONOS INALAMBRICOS TWS BLUETOOTH 5.3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6131513813611" calcext:value-type="float">
            <text:p>6131513813611</text:p>
          </table:table-cell>
          <table:table-cell table:style-name="ce6" office:value-type="string" calcext:value-type="string">
            <text:p>AUDIFONOS BLUETOOTH 5.3 TWS CON REDUCION DE RUIDO ENC</text:p>
          </table:table-cell>
          <table:table-cell table:style-name="ce6" office:value-type="string" calcext:value-type="string">
            <text:p>AIR39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6990" calcext:value-type="float">
            <text:p>16990</text:p>
          </table:table-cell>
        </table:table-row>
        <table:table-row table:style-name="ro2">
          <table:table-cell table:style-name="ce5" office:value-type="float" office:value="7453041022129" calcext:value-type="float">
            <text:p>7453041022129</text:p>
          </table:table-cell>
          <table:table-cell table:style-name="ce6" office:value-type="string" calcext:value-type="string">
            <text:p>Air Pods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29990" calcext:value-type="float">
            <text:p>29990</text:p>
          </table:table-cell>
        </table:table-row>
        <table:table-row table:style-name="ro2">
          <table:table-cell table:style-name="ce5" office:value-type="float" office:value="6970791124350" calcext:value-type="float">
            <text:p>6970791124350</text:p>
          </table:table-cell>
          <table:table-cell table:style-name="ce6" office:value-type="string" calcext:value-type="string">
            <text:p>AUDIFONOS SPORT BLUETOOTH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16990" calcext:value-type="float">
            <text:p>16990</text:p>
          </table:table-cell>
        </table:table-row>
        <table:table-row table:style-name="ro2">
          <table:table-cell table:style-name="ce5" office:value-type="float" office:value="6970791123612" calcext:value-type="float">
            <text:p>6970791123612</text:p>
          </table:table-cell>
          <table:table-cell table:style-name="ce6" office:value-type="string" calcext:value-type="string">
            <text:p>Audifono bluetooth, MANOS LIBRES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9990" calcext:value-type="float">
            <text:p>29990</text:p>
          </table:table-cell>
        </table:table-row>
        <table:table-row table:style-name="ro2">
          <table:table-cell table:style-name="ce5" office:value-type="float" office:value="6931474780041" calcext:value-type="float">
            <text:p>6931474780041</text:p>
          </table:table-cell>
          <table:table-cell table:style-name="ce6" office:value-type="string" calcext:value-type="string">
            <text:p>AUDIFONO SPORT HOCO BLUETOOTH</text:p>
          </table:table-cell>
          <table:table-cell table:style-name="ce6" office:value-type="string" calcext:value-type="string">
            <text:p>HO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8990" calcext:value-type="float">
            <text:p>28990</text:p>
          </table:table-cell>
        </table:table-row>
        <table:table-row table:style-name="ro2">
          <table:table-cell table:style-name="ce5" office:value-type="float" office:value="6921042143743" calcext:value-type="float">
            <text:p>6921042143743</text:p>
          </table:table-cell>
          <table:table-cell table:style-name="ce6" office:value-type="string" calcext:value-type="string">
            <text:p>AUDIFONO DEPORTIVO BLUETOOTH 5.4 TWS IMPEARMILIDAD</text:p>
          </table:table-cell>
          <table:table-cell table:style-name="ce6" office:value-type="string" calcext:value-type="string">
            <text:p>JOKAD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6972436524433" calcext:value-type="float">
            <text:p>6972436524433</text:p>
          </table:table-cell>
          <table:table-cell table:style-name="ce6" office:value-type="string" calcext:value-type="string">
            <text:p>AUDIFONOS DEPORTIVOS MAGNETICOS BLUETOOTH V5.1 HD</text:p>
          </table:table-cell>
          <table:table-cell table:style-name="ce6" office:value-type="string" calcext:value-type="string">
            <text:p>ABODOS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4990" calcext:value-type="float">
            <text:p>14990</text:p>
          </table:table-cell>
        </table:table-row>
        <table:table-row table:style-name="ro2">
          <table:table-cell table:style-name="ce5" office:value-type="float" office:value="1546251007" calcext:value-type="float">
            <text:p>1546251007</text:p>
          </table:table-cell>
          <table:table-cell table:style-name="ce6" office:value-type="string" calcext:value-type="string">
            <text:p>AUDIFONO BLUETOOTH INALAMBRICO V5.2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0990" calcext:value-type="float">
            <text:p>10990</text:p>
          </table:table-cell>
        </table:table-row>
        <table:table-row table:style-name="ro2">
          <table:table-cell table:style-name="ce5" office:value-type="float" office:value="7453041024680" calcext:value-type="float">
            <text:p>7453041024680</text:p>
          </table:table-cell>
          <table:table-cell table:style-name="ce6" office:value-type="string" calcext:value-type="string">
            <text:p>RELOJ SMART WATCH PANTALLA TACTIL AMOLED 1.43" FULL TUOCH M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ACCESORIOS CELULA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59990" calcext:value-type="float">
            <text:p>59990</text:p>
          </table:table-cell>
        </table:table-row>
        <table:table-row table:style-name="ro2">
          <table:table-cell table:style-name="ce5" office:value-type="float" office:value="7453041022396" calcext:value-type="float">
            <text:p>7453041022396</text:p>
          </table:table-cell>
          <table:table-cell table:style-name="ce6" office:value-type="string" calcext:value-type="string">
            <text:p>Audifono bluetooth (GRIS)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6990" calcext:value-type="float">
            <text:p>26990</text:p>
          </table:table-cell>
        </table:table-row>
        <table:table-row table:style-name="ro2">
          <table:table-cell table:style-name="ce5" office:value-type="float" office:value="7804612214014" calcext:value-type="float">
            <text:p>7804612214014</text:p>
          </table:table-cell>
          <table:table-cell table:style-name="ce6" office:value-type="string" calcext:value-type="string">
            <text:p>AUDIFONO AIWA CON MANOS LIBRES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5990" calcext:value-type="float">
            <text:p>5990</text:p>
          </table:table-cell>
        </table:table-row>
        <table:table-row table:style-name="ro2">
          <table:table-cell table:style-name="ce5" office:value-type="float" office:value="7452105800772" calcext:value-type="float">
            <text:p>7452105800772</text:p>
          </table:table-cell>
          <table:table-cell table:style-name="ce6" office:value-type="string" calcext:value-type="string">
            <text:p>AUDIFONOS BLUETOOTH TWS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3990" calcext:value-type="float">
            <text:p>23990</text:p>
          </table:table-cell>
        </table:table-row>
        <table:table-row table:style-name="ro2">
          <table:table-cell table:style-name="ce5" office:value-type="float" office:value="7452105801076" calcext:value-type="float">
            <text:p>7452105801076</text:p>
          </table:table-cell>
          <table:table-cell table:style-name="ce6" office:value-type="string" calcext:value-type="string">
            <text:p>PARLANTE BLUETOOTH V5.3 LUCES RGB ENTRADA TARJETA TF Y USB.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PARLANT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8990" calcext:value-type="float">
            <text:p>28990</text:p>
          </table:table-cell>
        </table:table-row>
        <table:table-row table:style-name="ro2">
          <table:table-cell table:style-name="ce5" office:value-type="float" office:value="7804612215295" calcext:value-type="float">
            <text:p>7804612215295</text:p>
          </table:table-cell>
          <table:table-cell table:style-name="ce6" office:value-type="string" calcext:value-type="string">
            <text:p>POWERBANK 5000 MAH</text:p>
          </table:table-cell>
          <table:table-cell table:style-name="ce6" office:value-type="string" calcext:value-type="string">
            <text:p>AIWA</text:p>
          </table:table-cell>
          <table:table-cell table:style-name="ce6" office:value-type="string" calcext:value-type="string">
            <text:p>POWER BAN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6970791126859" calcext:value-type="float">
            <text:p>6970791126859</text:p>
          </table:table-cell>
          <table:table-cell table:style-name="ce6" office:value-type="string" calcext:value-type="string">
            <text:p>SOPORTE CELULAR CON VENTOSA, AUTOMATICO, ROTACION 360°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SOPORTE TV &amp; CELULAR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6970791126026" calcext:value-type="float">
            <text:p>6970791126026</text:p>
          </table:table-cell>
          <table:table-cell table:style-name="ce6" office:value-type="string" calcext:value-type="string">
            <text:p>SOPORTE A LA REJILLA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SOPORTE TV &amp; CELULAR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9990" calcext:value-type="float">
            <text:p>9990</text:p>
          </table:table-cell>
        </table:table-row>
        <table:table-row table:style-name="ro2">
          <table:table-cell table:style-name="ce5" office:value-type="float" office:value="6970791126125" calcext:value-type="float">
            <text:p>6970791126125</text:p>
          </table:table-cell>
          <table:table-cell table:style-name="ce6" office:value-type="string" calcext:value-type="string">
            <text:p>KIT CARGADOR COMPLETO SUPER CARGA RAPIDA 22.5W INCLUYE CABLE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BASE CARGA Y CARGADOR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6970791126149" calcext:value-type="float">
            <text:p>6970791126149</text:p>
          </table:table-cell>
          <table:table-cell table:style-name="ce6" office:value-type="string" calcext:value-type="string">
            <text:p>KIT CARGADOR COMPLETO INCLUYE CABLE TIPO-C CARGA SUPER RAPI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6970791126828" calcext:value-type="float">
            <text:p>6970791126828</text:p>
          </table:table-cell>
          <table:table-cell table:style-name="ce6" office:value-type="string" calcext:value-type="string">
            <text:p>POWER BANK 10.000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POWER BAN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39990" calcext:value-type="float">
            <text:p>39990</text:p>
          </table:table-cell>
        </table:table-row>
        <table:table-row table:style-name="ro2">
          <table:table-cell table:style-name="ce5" office:value-type="float" office:value="6970791123384" calcext:value-type="float">
            <text:p>6970791123384</text:p>
          </table:table-cell>
          <table:table-cell table:style-name="ce6" office:value-type="string" calcext:value-type="string">
            <text:p>SOPORTE MAGNÉTICO ROTACIÓN 360, DISEÑADO PARA USAR EN AUTO,</text:p>
          </table:table-cell>
          <table:table-cell table:style-name="ce6" office:value-type="string" calcext:value-type="string">
            <text:p>TRANYOO</text:p>
          </table:table-cell>
          <table:table-cell table:style-name="ce6" office:value-type="string" calcext:value-type="string">
            <text:p>SOPORTE TV &amp; CELULAR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990" calcext:value-type="float">
            <text:p>8990</text:p>
          </table:table-cell>
        </table:table-row>
        <table:table-row table:style-name="ro2">
          <table:table-cell table:style-name="ce5" office:value-type="float" office:value="6972436524952" calcext:value-type="float">
            <text:p>6972436524952</text:p>
          </table:table-cell>
          <table:table-cell table:style-name="ce6" office:value-type="string" calcext:value-type="string">
            <text:p>POWER BANK ABODOS 10.000 MAH SUPER CARGA RAPIDA 66W QC4.0 US</text:p>
          </table:table-cell>
          <table:table-cell table:style-name="ce6" office:value-type="string" calcext:value-type="string">
            <text:p>ABODOS</text:p>
          </table:table-cell>
          <table:table-cell table:style-name="ce6" office:value-type="string" calcext:value-type="string">
            <text:p>BASE CARGA Y CARGADOR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39990" calcext:value-type="float">
            <text:p>39990</text:p>
          </table:table-cell>
        </table:table-row>
        <table:table-row table:style-name="ro2">
          <table:table-cell table:style-name="ce5" office:value-type="float" office:value="6951613980101" calcext:value-type="float">
            <text:p>6951613980101</text:p>
          </table:table-cell>
          <table:table-cell table:style-name="ce6" office:value-type="string" calcext:value-type="string">
            <text:p>POWER BANK 4000mAh</text:p>
          </table:table-cell>
          <table:table-cell table:style-name="ce6" office:value-type="string" calcext:value-type="string">
            <text:p>PHILIPS</text:p>
          </table:table-cell>
          <table:table-cell table:style-name="ce6" office:value-type="string" calcext:value-type="string">
            <text:p>POWER BAN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9990" calcext:value-type="float">
            <text:p>19990</text:p>
          </table:table-cell>
        </table:table-row>
        <table:table-row table:style-name="ro2">
          <table:table-cell table:style-name="ce5" office:value-type="float" office:value="6975855105085" calcext:value-type="float">
            <text:p>6975855105085</text:p>
          </table:table-cell>
          <table:table-cell table:style-name="ce6" office:value-type="string" calcext:value-type="string">
            <text:p>POWER BANK LENYES 20.000 MAH</text:p>
          </table:table-cell>
          <table:table-cell table:style-name="ce6" office:value-type="string" calcext:value-type="string">
            <text:p>LENYES</text:p>
          </table:table-cell>
          <table:table-cell table:style-name="ce6" office:value-type="string" calcext:value-type="string">
            <text:p>POWER BAN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9990" calcext:value-type="float">
            <text:p>29990</text:p>
          </table:table-cell>
        </table:table-row>
        <table:table-row table:style-name="ro2">
          <table:table-cell table:style-name="ce5" office:value-type="float" office:value="709081010860" calcext:value-type="float">
            <text:p>709081010860</text:p>
          </table:table-cell>
          <table:table-cell table:style-name="ce6" office:value-type="string" calcext:value-type="string">
            <text:p>AUDIFONO BLUETOOTH V5.0</text:p>
          </table:table-cell>
          <table:table-cell table:style-name="ce6" office:value-type="string" calcext:value-type="string">
            <text:p>SLEV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2990" calcext:value-type="float">
            <text:p>22990</text:p>
          </table:table-cell>
        </table:table-row>
        <table:table-row table:style-name="ro2">
          <table:table-cell table:style-name="ce5" office:value-type="float" office:value="6960120725105" calcext:value-type="float">
            <text:p>6960120725105</text:p>
          </table:table-cell>
          <table:table-cell table:style-name="ce6" office:value-type="string" calcext:value-type="string">
            <text:p>AUDIFONOS INALAMBRICO BLUETOOTH V5.3 MANOS LIBRES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2990" calcext:value-type="float">
            <text:p>12990</text:p>
          </table:table-cell>
        </table:table-row>
        <table:table-row table:style-name="ro2">
          <table:table-cell table:style-name="ce5" office:value-type="float" office:value="7809601115075" calcext:value-type="float">
            <text:p>7809601115075</text:p>
          </table:table-cell>
          <table:table-cell table:style-name="ce6" office:value-type="string" calcext:value-type="string">
            <text:p>AUDIFONO FIDDLER INLAMBRICO BLUETOOTH V4.2</text:p>
          </table:table-cell>
          <table:table-cell table:style-name="ce6" office:value-type="string" calcext:value-type="string">
            <text:p>FIDDLER</text:p>
          </table:table-cell>
          <table:table-cell table:style-name="ce6" office:value-type="string" calcext:value-type="string">
            <text:p>ACCESORIOS CELULA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10990" calcext:value-type="float">
            <text:p>10990</text:p>
          </table:table-cell>
        </table:table-row>
        <table:table-row table:style-name="ro2">
          <table:table-cell table:style-name="ce5" office:value-type="float" office:value="1925240518" calcext:value-type="float">
            <text:p>1925240518</text:p>
          </table:table-cell>
          <table:table-cell table:style-name="ce6" office:value-type="string" calcext:value-type="string">
            <text:p>AUDIFONO BLUETOOTH V5.0 ENTRADA TF, AUX 3.5MM MODELO P9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0990" calcext:value-type="float">
            <text:p>10990</text:p>
          </table:table-cell>
        </table:table-row>
        <table:table-row table:style-name="ro2">
          <table:table-cell table:style-name="ce5" office:value-type="float" office:value="6988037530070" calcext:value-type="float">
            <text:p>6988037530070</text:p>
          </table:table-cell>
          <table:table-cell table:style-name="ce6" office:value-type="string" calcext:value-type="string">
            <text:p>AUDIFONO ESTEREO</text:p>
          </table:table-cell>
          <table:table-cell table:style-name="ce6" office:value-type="string" calcext:value-type="string">
            <text:p>GENERICO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8990" calcext:value-type="float">
            <text:p>8990</text:p>
          </table:table-cell>
        </table:table-row>
        <table:table-row table:style-name="ro2">
          <table:table-cell table:style-name="ce5" office:value-type="float" office:value="709081010877" calcext:value-type="float">
            <text:p>709081010877</text:p>
          </table:table-cell>
          <table:table-cell table:style-name="ce6" office:value-type="string" calcext:value-type="string">
            <text:p>AUDIFONO BLUETOOTHV5.0 MICROFONO Y CONTROL DE VOZ</text:p>
          </table:table-cell>
          <table:table-cell table:style-name="ce6" office:value-type="string" calcext:value-type="string">
            <text:p>SLEV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2990" calcext:value-type="float">
            <text:p>22990</text:p>
          </table:table-cell>
        </table:table-row>
        <table:table-row table:style-name="ro2">
          <table:table-cell table:style-name="ce5" office:value-type="float" office:value="736372725578" calcext:value-type="float">
            <text:p>736372725578</text:p>
          </table:table-cell>
          <table:table-cell table:style-name="ce6" office:value-type="string" calcext:value-type="string">
            <text:p>AUDIFONOS INALAMBRICOS</text:p>
          </table:table-cell>
          <table:table-cell table:style-name="ce6" office:value-type="string" calcext:value-type="string">
            <text:p>SLEV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3990" calcext:value-type="float">
            <text:p>23990</text:p>
          </table:table-cell>
        </table:table-row>
        <table:table-row table:style-name="ro2">
          <table:table-cell table:style-name="ce5" office:value-type="float" office:value="798190012674" calcext:value-type="float">
            <text:p>798190012674</text:p>
          </table:table-cell>
          <table:table-cell table:style-name="ce6" office:value-type="string" calcext:value-type="string">
            <text:p>AUDIFONOS INALAMBRICOS</text:p>
          </table:table-cell>
          <table:table-cell table:style-name="ce6" office:value-type="string" calcext:value-type="string">
            <text:p>SLEV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3990" calcext:value-type="float">
            <text:p>23990</text:p>
          </table:table-cell>
        </table:table-row>
        <table:table-row table:style-name="ro2">
          <table:table-cell table:style-name="ce5" office:value-type="float" office:value="709081010891" calcext:value-type="float">
            <text:p>709081010891</text:p>
          </table:table-cell>
          <table:table-cell table:style-name="ce6" office:value-type="string" calcext:value-type="string">
            <text:p>Audifonos Inalambricos Sleve Evo Silver</text:p>
          </table:table-cell>
          <table:table-cell table:style-name="ce6" office:value-type="string" calcext:value-type="string">
            <text:p>SLEVE</text:p>
          </table:table-cell>
          <table:table-cell table:style-name="ce6" office:value-type="string" calcext:value-type="string">
            <text:p>AUDIFON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9990" calcext:value-type="float">
            <text:p>49990</text:p>
          </table:table-cell>
        </table:table-row>
        <table:table-row table:style-name="ro2">
          <table:table-cell table:style-name="ce5" office:value-type="float" office:value="6931474798893" calcext:value-type="float">
            <text:p>6931474798893</text:p>
          </table:table-cell>
          <table:table-cell table:style-name="ce6" office:value-type="string" calcext:value-type="string">
            <text:p>PARLANTE BLUETOOTH V5.2 TWS USB AUX TARJETA TF RADIO FM</text:p>
          </table:table-cell>
          <table:table-cell table:style-name="ce6" office:value-type="string" calcext:value-type="string">
            <text:p>HOCO</text:p>
          </table:table-cell>
          <table:table-cell table:style-name="ce6" office:value-type="string" calcext:value-type="string">
            <text:p>PARLANT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9990" calcext:value-type="float">
            <text:p>19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1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3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 loext:blank-width-char="-1">-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 loext:blank-width-char="-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7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7P2" style:volatile="true">
      <number:text loext:blank-width-char="-"> </number:text>
      <number:currency-symbol/>
      <number:text> </number:text>
      <number:fill-character> </number:fill-character>
      <number:text loext:blank-width-char="-1">-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 loext:blank-width-char="-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9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9P2" style:volatile="true">
      <number:text loext:blank-width-char="-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0:22:56.282384391</meta:creation-date>
    <dc:date>2026-03-24T10:27:50.459013895</dc:date>
    <meta:editing-duration>PT4M54S</meta:editing-duration>
    <meta:editing-cycles>1</meta:editing-cycles>
    <meta:document-statistic meta:table-count="1" meta:cell-count="2335" meta:object-count="0"/>
    <meta:generator>LibreOffice/25.2.7.2$Linux_X86_64 LibreOffice_project/520$Build-2</meta:generator>
  </office:meta>
</office:document-meta>
</file>